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847cm"/>
    </style:style>
    <style:style style:name="gr5" style:family="graphic" style:parent-style-name="standard">
      <style:graphic-properties draw:stroke="none" svg:stroke-color="#000000" draw:fill="none" draw:fill-color="#ffffff" fo:min-height="0.848cm"/>
    </style:style>
    <style:style style:name="gr6" style:family="graphic" style:parent-style-name="standard">
      <style:graphic-properties draw:stroke="none" draw:fill="none" fo:min-height="6.05cm"/>
    </style:style>
    <style:style style:name="gr7" style:family="graphic" style:parent-style-name="standard">
      <style:graphic-properties draw:ole-draw-aspect="1"/>
    </style:style>
    <style:style style:name="gr8" style:family="graphic" style:parent-style-name="standard">
      <style:graphic-properties draw:stroke="none" svg:stroke-color="#000000" draw:fill="none" draw:fill-color="#ffffff" fo:min-height="0.488cm"/>
    </style:style>
    <style:style style:name="gr9" style:family="graphic" style:parent-style-name="standard">
      <style:graphic-properties draw:stroke="none" svg:stroke-color="#000000" draw:fill="none" draw:fill-color="#ffffff" fo:min-height="0.489cm"/>
    </style:style>
    <style:style style:name="gr10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draw:marker-start-width="0.33cm" draw:marker-end="Arrow" draw:marker-end-width="0.178cm" draw:fill="solid" draw:fill-color="#0099ff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svg:stroke-width="0.025cm" draw:marker-start-width="0.33cm" draw:marker-end="Arrow" draw:marker-end-width="0.178cm" draw:textarea-horizontal-align="center" draw:textarea-vertical-align="middle" fo:padding-top="0.137cm" fo:padding-bottom="0.137cm" fo:padding-left="0.262cm" fo:padding-right="0.262cm"/>
    </style:style>
    <style:style style:name="gr15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>
      <style:graphic-properties draw:stroke="none" svg:stroke-color="#000000" draw:fill="none" draw:fill-color="#ffffff" fo:min-height="0.482cm"/>
    </style:style>
    <style:style style:name="gr18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>
      <style:graphic-properties draw:stroke="none" svg:stroke-color="#000000" draw:fill="none" draw:fill-color="#0099ff" fo:min-height="0.483cm"/>
    </style:style>
    <style:style style:name="gr21" style:family="graphic" style:parent-style-name="standard">
      <style:graphic-properties draw:stroke="none" svg:stroke-color="#000000" draw:fill="none" draw:fill-color="#ffffff" fo:min-height="0.483cm"/>
    </style:style>
    <style:style style:name="gr22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>
      <style:graphic-properties draw:stroke="none" svg:stroke-color="#000000" draw:fill="none" draw:fill-color="#ffffff" fo:min-height="0.219cm"/>
    </style:style>
    <style:style style:name="gr29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>
      <style:graphic-properties draw:fill="solid" draw:fill-color="#0099ff" draw:textarea-horizontal-align="justify" draw:textarea-vertical-align="middle" draw:auto-grow-height="false" fo:min-height="0cm" fo:min-width="0cm"/>
    </style:style>
    <style:style style:name="gr38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7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>
      <style:graphic-properties draw:stroke="none" svg:stroke-color="#000000" draw:fill="none" draw:fill-color="#ffffff" fo:min-height="0.331cm"/>
    </style:style>
    <style:style style:name="gr47" style:family="graphic" style:parent-style-name="standard">
      <style:graphic-properties draw:stroke="none" svg:stroke-color="#000000" draw:fill="none" draw:fill-color="#ffffff" fo:min-height="0.579cm"/>
    </style:style>
    <style:style style:name="gr48" style:family="graphic" style:parent-style-name="standard">
      <style:graphic-properties draw:stroke="none" svg:stroke-color="#000000" draw:fill="none" draw:fill-color="#ffffff" fo:min-height="0.26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0" style:family="graphic" style:parent-style-name="standard">
      <style:graphic-properties draw:marker-end="Arrow" draw:marker-end-width="0.178cm" draw:textarea-horizontal-align="center" draw:textarea-vertical-align="middle"/>
    </style:style>
    <style:style style:name="pr1" style:family="presentation" style:parent-style-name="cslc_5f_presentation_5f_template1-title">
      <style:graphic-properties draw:stroke="none" draw:fill="none" draw:fill-color="#ffffff" draw:textarea-horizontal-align="justify" draw:textarea-vertical-align="middle" draw:auto-grow-height="true" draw:auto-grow-width="false" fo:min-height="7.24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cslc_5f_presentation_5f_template1-notes">
      <style:graphic-properties draw:stroke="none" draw:fill="none" draw:fill-color="#ffffff" draw:auto-grow-height="true" fo:min-height="11.411cm" draw:shadow="hidden"/>
    </style:style>
    <style:style style:name="pr3" style:family="presentation" style:parent-style-name="cslc_5f_presentation_5f_template1-title">
      <style:graphic-properties draw:fill-color="#ffffff" draw:auto-grow-height="true" fo:min-height="3.008cm"/>
    </style:style>
    <style:style style:name="pr4" style:family="presentation" style:parent-style-name="cslc_5f_presentation_5f_template1-outline1" style:list-style-name="L2">
      <style:graphic-properties draw:fill-color="#ffffff" draw:auto-grow-height="true" fo:min-height="15.441cm"/>
    </style:style>
    <style:style style:name="pr5" style:family="presentation" style:parent-style-name="cslc_5f_presentation_5f_template1-notes">
      <style:graphic-properties draw:fill-color="#ffffff" draw:auto-grow-height="true" fo:min-height="11.411cm"/>
    </style:style>
    <style:style style:name="pr6" style:family="presentation" style:parent-style-name="cslc_5f_presentation_5f_template1-title">
      <style:graphic-properties draw:fill-color="#ffffff" fo:min-height="2.757cm"/>
    </style:style>
    <style:style style:name="pr7" style:family="presentation" style:parent-style-name="cslc_5f_presentation_5f_template1-outline1">
      <style:graphic-properties draw:fill-color="#ffffff" fo:min-height="15.19cm"/>
    </style:style>
    <style:style style:name="pr8" style:family="presentation" style:parent-style-name="cslc_5f_presentation_5f_template1-notes">
      <style:graphic-properties draw:fill-color="#ffffff" fo:min-height="11.16cm"/>
    </style:style>
    <style:style style:name="pr9" style:family="presentation" style:parent-style-name="cslc_5f_presentation_5f_template1-outline1">
      <style:graphic-properties draw:fill-color="#ffffff" fo:min-height="13.465cm"/>
    </style:style>
    <style:style style:name="pr10" style:family="presentation" style:parent-style-name="cslc_5f_presentation_5f_template1-notes">
      <style:graphic-properties draw:fill-color="#ffffff" draw:auto-grow-height="true" fo:min-height="13.365cm"/>
    </style:style>
    <style:style style:name="pr11" style:family="presentation" style:parent-style-name="cslc_5f_presentation_5f_template1-outline1">
      <style:graphic-properties draw:fill-color="#ffffff" draw:auto-grow-height="true" fo:min-height="15.441cm"/>
    </style:style>
    <style:style style:name="pr12" style:family="presentation" style:parent-style-name="cslc_5f_presentation_5f_template1-outline1" style:list-style-name="L6">
      <style:graphic-properties draw:fill-color="#ffffff" draw:auto-grow-height="true" fo:min-height="15.441cm"/>
    </style:style>
    <style:style style:name="pr13" style:family="presentation" style:parent-style-name="cslc_5f_presentation_5f_template1-title">
      <style:graphic-properties draw:fill-color="#ffffff" draw:auto-grow-height="true" fo:min-height="3.507cm"/>
    </style:style>
    <style:style style:name="pr14" style:family="presentation" style:parent-style-name="cslc_5f_presentation_5f_template1-outline1">
      <style:graphic-properties draw:fill-color="#ffffff" draw:auto-grow-height="true" fo:min-height="15.445cm"/>
    </style:style>
    <style:style style:name="P1" style:family="paragraph">
      <style:paragraph-properties fo:margin-left="0cm" fo:margin-right="0cm" fo:line-height="98%" fo:text-align="center" text:enable-numbering="false" fo:text-indent="0cm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1.2cm" fo:margin-right="0cm" fo:text-align="center" text:enable-numbering="false" fo:text-indent="-0.9cm"/>
    </style:style>
    <style:style style:name="P9" style:family="paragraph">
      <style:paragraph-properties fo:margin-left="1.6cm" fo:margin-right="0cm" text:enable-numbering="true" fo:text-indent="-1.5cm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paragraph-properties fo:text-align="center"/>
      <style:text-properties fo:color="#ffffff" fo:font-size="16pt" fo:font-weight="bold" style:font-size-asian="18pt" style:font-size-complex="18pt"/>
    </style:style>
    <style:style style:name="P12" style:family="paragraph">
      <style:paragraph-properties fo:margin-left="0cm" fo:margin-right="0cm" fo:text-indent="0cm"/>
      <style:text-properties fo:color="#ffffff" fo:font-size="16pt" fo:font-weight="bold" style:font-size-asian="18pt" style:font-size-complex="18pt"/>
    </style:style>
    <style:style style:name="P13" style:family="paragraph">
      <style:paragraph-properties fo:margin-left="0cm" fo:margin-right="0cm" fo:text-indent="0cm" style:text-autospace="none"/>
    </style:style>
    <style:style style:name="P14" style:family="paragraph">
      <style:paragraph-properties fo:margin-left="0cm" fo:margin-right="0cm" fo:text-indent="0cm" style:text-autospace="none"/>
      <style:text-properties fo:color="#ffffff" fo:font-family="'Times New Roman'" style:font-family-generic="roman" fo:font-size="8pt" fo:font-weight="bold" style:font-family-asian="'Times New Roman'" style:font-family-generic-asian="roman" style:font-size-asian="8pt" style:font-weight-asian="bold" style:font-family-complex="'Times New Roman'" style:font-family-generic-complex="roman" style:font-size-complex="4.59999990463257pt" style:font-weight-complex="bold"/>
    </style:style>
    <style:style style:name="P15" style:family="paragraph">
      <style:paragraph-properties fo:margin-left="0cm" fo:margin-right="0cm" fo:text-indent="0cm"/>
      <style:text-properties fo:font-size="32pt"/>
    </style:style>
    <style:style style:name="P16" style:family="paragraph">
      <style:paragraph-properties fo:margin-left="1.2cm" fo:margin-right="0cm" text:enable-numbering="false" fo:text-indent="-0.9cm" style:text-autospace="none"/>
      <style:text-properties fo:font-family="arial" style:font-family-generic="swiss"/>
    </style:style>
    <style:style style:name="P17" style:family="paragraph">
      <style:paragraph-properties fo:margin-left="1.2cm" fo:margin-right="0cm" text:enable-numbering="false" fo:text-indent="-0.9cm" style:text-autospace="none"/>
      <style:text-properties fo:font-family="arial" style:font-family-generic="swiss" fo:font-size="26pt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indent="0cm"/>
      <style:text-properties fo:color="#ffffff" fo:font-size="12pt" style:font-size-asian="18pt" style:font-size-complex="18pt"/>
    </style:style>
    <style:style style:name="P20" style:family="paragraph">
      <style:paragraph-properties fo:margin-left="1.2cm" fo:margin-right="0cm" text:enable-numbering="false" fo:text-indent="-0.9cm" style:text-autospace="none"/>
      <style:text-properties fo:font-family="arial" style:font-family-generic="swiss" fo:font-style="normal" fo:font-weight="bold"/>
    </style:style>
    <style:style style:name="P21" style:family="paragraph">
      <style:paragraph-properties fo:margin-left="1.2cm" fo:margin-right="0cm" text:enable-numbering="false" fo:text-indent="-0.9cm" style:text-autospace="none"/>
      <style:text-properties fo:font-family="arial" style:font-family-generic="swiss" fo:font-size="14pt" fo:language="ro" fo:country="RO" fo:font-style="normal" fo:font-weight="bold" style:font-family-asian="'Courier New CE'" style:font-family-generic-asian="modern" style:font-pitch-asian="fixed" style:font-size-asian="10pt" style:font-family-complex="'Courier New CE'" style:font-family-generic-complex="modern" style:font-pitch-complex="fixed" style:font-size-complex="5.69999980926514pt"/>
    </style:style>
    <style:style style:name="P22" style:family="paragraph">
      <style:paragraph-properties fo:margin-left="1.2cm" fo:margin-right="0cm" text:enable-numbering="false" fo:text-indent="-0.9cm" style:text-autospace="none"/>
    </style:style>
    <style:style style:name="P23" style:family="paragraph">
      <style:paragraph-properties fo:margin-left="1.2cm" fo:margin-right="0cm" text:enable-numbering="false" fo:text-indent="-0.9cm" style:text-autospace="none"/>
      <style:text-properties fo:font-family="'Courier New CE'" style:font-family-generic="modern" style:font-pitch="fixed" fo:font-size="14pt" fo:language="ro" fo:country="RO" fo:font-weight="bold" style:font-family-asian="'Courier New CE'" style:font-family-generic-asian="modern" style:font-pitch-asian="fixed" style:font-size-asian="10pt" style:font-family-complex="'Courier New CE'" style:font-family-generic-complex="modern" style:font-pitch-complex="fixed" style:font-size-complex="5.69999980926514pt"/>
    </style:style>
    <style:style style:name="P24" style:family="paragraph">
      <style:paragraph-properties fo:margin-left="1.2cm" fo:margin-right="0cm" text:enable-numbering="false" fo:text-indent="-0.9cm" style:text-autospace="none"/>
      <style:text-properties fo:font-family="arial" style:font-family-generic="swiss" fo:font-weight="bold"/>
    </style:style>
    <style:style style:name="P25" style:family="paragraph">
      <style:paragraph-properties fo:margin-left="1.2cm" fo:margin-right="0cm" text:enable-numbering="false" fo:text-indent="-0.9cm" style:text-autospace="none"/>
      <style:text-properties fo:font-family="arial" style:font-family-generic="swiss" fo:font-size="14pt" fo:language="ro" fo:country="RO" fo:font-weight="bold" style:font-family-asian="'Courier New CE'" style:font-family-generic-asian="modern" style:font-pitch-asian="fixed" style:font-size-asian="10pt" style:font-family-complex="'Courier New CE'" style:font-family-generic-complex="modern" style:font-pitch-complex="fixed" style:font-size-complex="5.69999980926514pt"/>
    </style:style>
    <style:style style:name="P26" style:family="paragraph">
      <style:paragraph-properties fo:margin-left="0cm" fo:margin-right="0cm" fo:text-indent="0cm"/>
      <style:text-properties fo:font-size="24pt"/>
    </style:style>
    <style:style style:name="P27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Bitstream Vera Sans'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8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Bitstream Vera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9" style:family="paragraph">
      <style:paragraph-properties fo:margin-left="0cm" fo:margin-right="0cm" fo:text-indent="0cm"/>
      <style:text-properties fo:color="#ffffff" fo:font-size="12pt"/>
    </style:style>
    <style:style style:name="P30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Bitstream Vera Sans'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3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Bitstream Vera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1" style:family="text">
      <style:text-properties fo:color="#ffffff" fo:font-family="'Bitstream Vera Sans'" style:font-family-generic="swiss" style:font-pitch="variable" fo:font-size="48pt" fo:language="en" fo:country="GB" fo:font-style="italic" fo:text-shadow="none" style:text-underline-style="none" fo:font-weight="bold" style:font-family-asian="ArialMT" style:font-family-generic-asian="swiss" style:font-pitch-asian="variable" style:font-size-asian="48pt" style:font-style-asian="italic" style:font-weight-asian="bold" style:font-family-complex="ArialMT" style:font-family-generic-complex="swiss" style:font-pitch-complex="variable" style:font-size-complex="48pt" style:font-style-complex="italic" style:font-weight-complex="bold"/>
    </style:style>
    <style:style style:name="T2" style:family="text">
      <style:text-properties fo:color="#ffff00" fo:font-family="'Bitstream Vera Sans'" style:font-family-generic="swiss" style:font-pitch="variable" fo:font-size="48pt" fo:language="en" fo:country="GB" fo:font-style="italic" fo:text-shadow="none" style:text-underline-style="none" fo:font-weight="bold" style:font-family-asian="ArialMT" style:font-family-generic-asian="swiss" style:font-pitch-asian="variable" style:font-size-asian="48pt" style:font-style-asian="italic" style:font-weight-asian="bold" style:font-family-complex="ArialMT" style:font-family-generic-complex="swiss" style:font-pitch-complex="variable" style:font-size-complex="48pt" style:font-style-complex="italic" style:font-weight-complex="bold"/>
    </style:style>
    <style:style style:name="T3" style:family="text">
      <style:text-properties fo:color="#ff9966" fo:font-family="'Bitstream Vera Sans'" style:font-family-generic="swiss" style:font-pitch="variable" fo:font-size="32pt" fo:language="en" fo:country="GB" fo:font-style="italic" fo:text-shadow="none" style:text-underline-style="none" fo:font-weight="bold" style:font-family-asian="ArialMT" style:font-family-generic-asian="swiss" style:font-pitch-asian="variable" style:font-size-asian="32pt" style:font-style-asian="italic" style:font-weight-asian="bold" style:font-family-complex="ArialMT" style:font-family-generic-complex="swiss" style:font-pitch-complex="variable" style:font-size-complex="32pt" style:font-style-complex="italic" style:font-weight-complex="bold"/>
    </style:style>
    <style:style style:name="T4" style:family="text">
      <style:text-properties fo:color="#ffffff" fo:font-family="'Bitstream Vera Sans'" style:font-family-generic="swiss" style:font-pitch="variable" fo:font-size="32pt" fo:language="en" fo:country="GB" fo:font-style="italic" fo:text-shadow="none" style:text-underline-style="none" fo:font-weight="bold" style:font-family-asian="ArialMT" style:font-family-generic-asian="swiss" style:font-pitch-asian="variable" style:font-size-asian="32pt" style:font-style-asian="italic" style:font-weight-asian="bold" style:font-family-complex="ArialMT" style:font-family-generic-complex="swiss" style:font-pitch-complex="variable" style:font-size-complex="32pt" style:font-style-complex="italic" style:font-weight-complex="bold"/>
    </style:style>
    <style:style style:name="T5" style:family="text">
      <style:text-properties fo:color="#ffff00"/>
    </style:style>
    <style:style style:name="T6" style:family="text">
      <style:text-properties fo:font-size="54pt" fo:font-weight="bold"/>
    </style:style>
    <style:style style:name="T7" style:family="text">
      <style:text-properties fo:color="#ffffff" fo:font-family="'Bitstream Vera Sans'" style:font-family-generic="swiss" style:font-pitch="variable" fo:font-size="32pt" fo:language="en" fo:country="GB" fo:font-style="italic" fo:text-shadow="none" style:text-underline-style="none" fo:font-weight="bold" style:font-family-asian="ArialMT" style:font-family-generic-asian="swiss" style:font-pitch-asian="variable" style:font-size-asian="48pt" style:font-style-asian="italic" style:font-weight-asian="bold" style:font-family-complex="ArialMT" style:font-family-generic-complex="swiss" style:font-pitch-complex="variable" style:font-size-complex="48pt" style:font-style-complex="italic" style:font-weight-complex="bold"/>
    </style:style>
    <style:style style:name="T8" style:family="text">
      <style:text-properties fo:color="#ffff00" fo:font-family="'Bitstream Vera Sans'" style:font-family-generic="swiss" style:font-pitch="variable" fo:font-size="32pt" fo:language="en" fo:country="GB" fo:font-style="italic" fo:text-shadow="none" style:text-underline-style="none" fo:font-weight="bold" style:font-family-asian="ArialMT" style:font-family-generic-asian="swiss" style:font-pitch-asian="variable" style:font-size-asian="48pt" style:font-style-asian="italic" style:font-weight-asian="bold" style:font-family-complex="ArialMT" style:font-family-generic-complex="swiss" style:font-pitch-complex="variable" style:font-size-complex="48pt" style:font-style-complex="italic" style:font-weight-complex="bold"/>
    </style:style>
    <style:style style:name="T9" style:family="text">
      <style:text-properties fo:color="#ffffff" fo:font-size="32pt" fo:font-style="italic" fo:font-weight="bold"/>
    </style:style>
    <style:style style:name="T10" style:family="text">
      <style:text-properties fo:color="#ffffff" fo:font-size="16pt" fo:font-weight="bold" style:font-size-asian="18pt" style:font-size-complex="18pt"/>
    </style:style>
    <style:style style:name="T11" style:family="text">
      <style:text-properties fo:color="#ffffff" fo:font-family="'Times New Roman'" style:font-family-generic="roman" fo:font-size="28pt" fo:font-weight="bold" style:font-family-asian="'Times New Roman'" style:font-family-generic-asian="roman" style:font-size-asian="10pt" style:font-weight-asian="bold" style:font-family-complex="'Times New Roman'" style:font-family-generic-complex="roman" style:font-size-complex="5.69999980926514pt" style:font-weight-complex="bold"/>
    </style:style>
    <style:style style:name="T12" style:family="text">
      <style:text-properties fo:color="#ffffff"/>
    </style:style>
    <style:style style:name="T13" style:family="text">
      <style:text-properties fo:font-size="32pt"/>
    </style:style>
    <style:style style:name="T14" style:family="text">
      <style:text-properties fo:font-family="arial" style:font-family-generic="swiss" fo:font-size="22pt" fo:font-weight="bold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15" style:family="text">
      <style:text-properties fo:color="#00ff00" fo:font-family="arial" style:font-family-generic="swiss" fo:font-size="22pt" fo:font-weight="bold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16" style:family="text">
      <style:text-properties fo:color="#ffffff" fo:font-size="12pt" style:font-size-asian="18pt" style:font-size-complex="18pt"/>
    </style:style>
    <style:style style:name="T17" style:family="text">
      <style:text-properties fo:font-family="arial" style:font-family-generic="swiss" fo:font-size="14pt" fo:language="ro" fo:country="RO" fo:font-style="normal" fo:font-weight="bold" style:font-family-asian="'Courier New CE'" style:font-family-generic-asian="modern" style:font-pitch-asian="fixed" style:font-size-asian="10pt" style:font-family-complex="'Courier New CE'" style:font-family-generic-complex="modern" style:font-pitch-complex="fixed" style:font-size-complex="5.69999980926514pt"/>
    </style:style>
    <style:style style:name="T18" style:family="text">
      <style:text-properties fo:color="#00ff00" fo:font-family="arial" style:font-family-generic="swiss" fo:font-size="14pt" fo:language="ro" fo:country="RO" fo:font-style="normal" fo:font-weight="bold" style:font-family-asian="'Courier New CE'" style:font-family-generic-asian="modern" style:font-pitch-asian="fixed" style:font-size-asian="10pt" style:font-family-complex="'Courier New CE'" style:font-family-generic-complex="modern" style:font-pitch-complex="fixed" style:font-size-complex="5.69999980926514pt"/>
    </style:style>
    <style:style style:name="T19" style:family="text">
      <style:text-properties fo:font-family="'Courier New CE'" style:font-family-generic="modern" style:font-pitch="fixed" fo:font-size="14pt" fo:language="ro" fo:country="RO" fo:font-weight="bold" style:font-family-asian="'Courier New CE'" style:font-family-generic-asian="modern" style:font-pitch-asian="fixed" style:font-size-asian="10pt" style:font-family-complex="'Courier New CE'" style:font-family-generic-complex="modern" style:font-pitch-complex="fixed" style:font-size-complex="5.69999980926514pt"/>
    </style:style>
    <style:style style:name="T20" style:family="text">
      <style:text-properties fo:font-family="arial" style:font-family-generic="swiss" fo:font-size="14pt" fo:language="ro" fo:country="RO" fo:font-weight="bold" style:font-family-asian="'Courier New CE'" style:font-family-generic-asian="modern" style:font-pitch-asian="fixed" style:font-size-asian="10pt" style:font-family-complex="'Courier New CE'" style:font-family-generic-complex="modern" style:font-pitch-complex="fixed" style:font-size-complex="5.69999980926514pt"/>
    </style:style>
    <style:style style:name="T21" style:family="text">
      <style:text-properties fo:font-size="12pt"/>
    </style:style>
    <style:style style:name="T22" style:family="text">
      <style:text-properties fo:color="#ffffff" fo:font-size="1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6e6e6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'Luxi Sans'" style:font-style-name="Regular" style:font-family-generic="swiss" style:font-pitch="variable" fo:color="#e6e6e6" fo:font-size="100%"/>
      </text:list-level-style-bullet>
      <text:list-level-style-bullet text:level="2" text:bullet-char="•">
        <style:list-level-properties text:space-before="1.6cm" text:min-label-width="0.8cm"/>
        <style:text-properties fo:font-family="'Luxi Sans'" style:font-style-name="Regular" style:font-family-generic="swiss" style:font-pitch="variable" fo:color="#e6e6e6" fo:font-size="100%"/>
      </text:list-level-style-bullet>
      <text:list-level-style-bullet text:level="3" text:bullet-char="•">
        <style:list-level-properties text:space-before="3cm" text:min-label-width="0.6cm"/>
        <style:text-properties fo:font-family="'Luxi Sans'" style:font-style-name="Regular" style:font-family-generic="swiss" style:font-pitch="variable" fo:color="#e6e6e6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 text:start-value="0">
        <style:list-level-properties text:space-before="0.1cm" text:min-label-width="1.5cm"/>
        <style:text-properties fo:color="#e6e6e6" fo:font-size="100%"/>
      </text:list-level-style-number>
      <text:list-level-style-number text:level="2" style:num-suffix=")" style:num-format="1" text:start-value="0">
        <style:list-level-properties text:space-before="0.2cm" text:min-label-width="1.5cm"/>
        <style:text-properties fo:color="#e6e6e6" fo:font-size="100%"/>
      </text:list-level-style-number>
      <text:list-level-style-number text:level="3" style:num-suffix=")" style:num-format="1" text:start-value="0">
        <style:list-level-properties text:space-before="0.3cm" text:min-label-width="1.5cm"/>
        <style:text-properties fo:color="#e6e6e6" fo:font-size="100%"/>
      </text:list-level-style-number>
      <text:list-level-style-number text:level="4" style:num-suffix=")" style:num-format="1" text:start-value="0">
        <style:list-level-properties text:space-before="0.4cm" text:min-label-width="1.5cm"/>
        <style:text-properties fo:color="#e6e6e6" fo:font-size="100%"/>
      </text:list-level-style-number>
      <text:list-level-style-number text:level="5" style:num-suffix=")" style:num-format="1" text:start-value="0">
        <style:list-level-properties text:space-before="0.5cm" text:min-label-width="1.5cm"/>
        <style:text-properties fo:color="#e6e6e6" fo:font-size="100%"/>
      </text:list-level-style-number>
      <text:list-level-style-number text:level="6" style:num-suffix=")" style:num-format="1" text:start-value="0">
        <style:list-level-properties text:space-before="0.6cm" text:min-label-width="1.5cm"/>
        <style:text-properties fo:color="#e6e6e6" fo:font-size="100%"/>
      </text:list-level-style-number>
      <text:list-level-style-number text:level="7" style:num-suffix=")" style:num-format="1" text:start-value="0">
        <style:list-level-properties text:space-before="0.7cm" text:min-label-width="1.5cm"/>
        <style:text-properties fo:color="#e6e6e6" fo:font-size="100%"/>
      </text:list-level-style-number>
      <text:list-level-style-number text:level="8" style:num-suffix=")" style:num-format="1" text:start-value="0">
        <style:list-level-properties text:space-before="0.8cm" text:min-label-width="1.5cm"/>
        <style:text-properties fo:color="#e6e6e6" fo:font-size="100%"/>
      </text:list-level-style-number>
      <text:list-level-style-number text:level="9" style:num-suffix=")" style:num-format="1" text:start-value="0">
        <style:list-level-properties text:space-before="0.9cm" text:min-label-width="1.5cm"/>
        <style:text-properties fo:color="#e6e6e6" fo:font-size="100%"/>
      </text:list-level-style-number>
    </text:list-style>
    <text:list-style style:name="L6">
      <text:list-level-style-number text:level="1" style:num-suffix=")" style:num-format="1" text:start-value="7">
        <style:list-level-properties text:space-before="0.1cm" text:min-label-width="1.5cm"/>
        <style:text-properties fo:color="#e6e6e6" fo:font-size="100%"/>
      </text:list-level-style-number>
      <text:list-level-style-number text:level="2" style:num-suffix=")" style:num-format="1" text:start-value="7">
        <style:list-level-properties text:space-before="0.2cm" text:min-label-width="1.5cm"/>
        <style:text-properties fo:color="#e6e6e6" fo:font-size="100%"/>
      </text:list-level-style-number>
      <text:list-level-style-number text:level="3" style:num-suffix=")" style:num-format="1" text:start-value="7">
        <style:list-level-properties text:space-before="0.3cm" text:min-label-width="1.5cm"/>
        <style:text-properties fo:color="#e6e6e6" fo:font-size="100%"/>
      </text:list-level-style-number>
      <text:list-level-style-number text:level="4" style:num-suffix=")" style:num-format="1" text:start-value="7">
        <style:list-level-properties text:space-before="0.4cm" text:min-label-width="1.5cm"/>
        <style:text-properties fo:color="#e6e6e6" fo:font-size="100%"/>
      </text:list-level-style-number>
      <text:list-level-style-number text:level="5" style:num-suffix=")" style:num-format="1" text:start-value="7">
        <style:list-level-properties text:space-before="0.5cm" text:min-label-width="1.5cm"/>
        <style:text-properties fo:color="#e6e6e6" fo:font-size="100%"/>
      </text:list-level-style-number>
      <text:list-level-style-number text:level="6" style:num-suffix=")" style:num-format="1" text:start-value="7">
        <style:list-level-properties text:space-before="0.6cm" text:min-label-width="1.5cm"/>
        <style:text-properties fo:color="#e6e6e6" fo:font-size="100%"/>
      </text:list-level-style-number>
      <text:list-level-style-number text:level="7" style:num-suffix=")" style:num-format="1" text:start-value="7">
        <style:list-level-properties text:space-before="0.7cm" text:min-label-width="1.5cm"/>
        <style:text-properties fo:color="#e6e6e6" fo:font-size="100%"/>
      </text:list-level-style-number>
      <text:list-level-style-number text:level="8" style:num-suffix=")" style:num-format="1" text:start-value="7">
        <style:list-level-properties text:space-before="0.8cm" text:min-label-width="1.5cm"/>
        <style:text-properties fo:color="#e6e6e6" fo:font-size="100%"/>
      </text:list-level-style-number>
      <text:list-level-style-number text:level="9" style:num-suffix=")" style:num-format="1" text:start-value="7">
        <style:list-level-properties text:space-before="0.9cm" text:min-label-width="1.5cm"/>
        <style:text-properties fo:color="#e6e6e6" fo:font-size="100%"/>
      </text:list-level-style-number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@2007 FASTPATH LOGIC INC.</presentation:footer-decl>
      <presentation:date-time-decl presentation:name="dtd1" presentation:source="current-date" style:data-style-name="D3"/>
      <draw:page draw:name="page1" draw:style-name="dp1" draw:master-page-name="cslc_5f_presentation_5f_template1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3.914cm" svg:height="7.242cm" svg:x="2.5cm" svg:y="6.08cm" presentation:class="title" presentation:user-transformed="true">
          <draw:text-box>
            <text:p text:style-name="P1"><text:span text:style-name="T1">CSL/CSLC</text:span><text:span text:style-name="T2"> </text:span><text:span text:style-name="T3"><text:line-break/></text:span><text:span text:style-name="T3"><text:line-break/></text:span><text:span text:style-name="T4">The Front End Chip Architecture, Design and Verification Productivity Solution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3" draw:master-page-name="cslc_5f_presentation_5f_templat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Outline</text:p>
          </draw:text-box>
        </draw:frame>
        <draw:frame presentation:style-name="pr4" draw:text-style-name="P5" draw:layer="layout" svg:width="24.369cm" svg:height="15.441cm" svg:x="2.058cm" svg:y="3.728cm" presentation:class="outline">
          <draw:text-box>
            <text:list text:style-name="L2">
              <text:list-item>
                <text:p text:style-name="P5"><text:s/>Overview</text:p>
              </text:list-item>
            </text:list>
            <text:list text:style-name="L2" text:continue-numbering="true">
              <text:list-item>
                <text:p text:style-name="P5"><text:s/>Tools</text:p>
              </text:list-item>
            </text:list>
            <text:list text:style-name="L2" text:continue-numbering="true">
              <text:list-item>
                <text:p text:style-name="P5"><text:s/>Syntax</text:p>
              </text:list-item>
            </text:list>
            <text:list text:style-name="L2" text:continue-numbering="true">
              <text:list-item>
                <text:p text:style-name="P5"><text:s/><text:span text:style-name="T5">Design Examples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4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3" draw:master-page-name="cslc_5f_presentation_5f_templat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3.912cm" svg:height="2.757cm" svg:x="2cm" svg:y="0.825cm" presentation:class="title" presentation:placeholder="true">
          <draw:text-box/>
        </draw:frame>
        <draw:frame presentation:style-name="pr7" draw:text-style-name="P6" draw:layer="layout" svg:width="24.369cm" svg:height="15.19cm" svg:x="2.058cm" svg:y="3.728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8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cslc_5f_presentation_5f_template1" presentation:use-footer-name="ftr1" presentation:use-date-time-name="dtd1">
        <office:forms form:automatic-focus="false" form:apply-design-mode="false"/>
        <draw:frame presentation:style-name="pr9" draw:text-style-name="P6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8"><text:span text:style-name="T6"/></text:p>
              </text:list-item>
            </text:list>
            <text:list text:style-name="L4">
              <text:list-item>
                <text:p text:style-name="P1"><text:span text:style-name="T7">CSL/CSLC</text:span><text:span text:style-name="T8"> </text:span><text:span text:style-name="T3"><text:line-break/></text:span><text:span text:style-name="T9">Design Examples</text:span></text:p>
              </text:list-item>
            </text:list>
          </draw:text-box>
        </draw:frame>
        <draw:frame presentation:style-name="pr3" draw:text-style-name="P4" draw:layer="layout" svg:width="23.912cm" svg:height="3.008cm" svg:x="2cm" svg:y="0.7cm" presentation:class="title" presentation:user-transformed="true">
          <draw:text-box>
            <text:p text:style-name="P4">Part 4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5" draw:style-name="dp3" draw:master-page-name="cslc_5f_presentation_5f_templat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Design example</text:p>
          </draw:text-box>
        </draw:frame>
        <draw:frame presentation:style-name="pr11" draw:text-style-name="P7" draw:layer="layout" svg:width="24.369cm" svg:height="15.441cm" svg:x="2.058cm" svg:y="3.728cm" presentation:class="outline">
          <draw:text-box>
            <text:list text:style-name="L3">
              <text:list-item>
                <text:p text:style-name="P7">The design flow will consist of the following steps:</text:p>
              </text:list-item>
            </text:list>
            <text:list text:style-name="L5">
              <text:list-item>
                <text:p text:style-name="P9">draw the chip block diagram</text:p>
              </text:list-item>
            </text:list>
            <text:list text:style-name="L5" text:continue-numbering="true">
              <text:list-item>
                <text:p text:style-name="P9">create hierarchy</text:p>
              </text:list-item>
            </text:list>
            <text:list text:style-name="L5" text:continue-numbering="true">
              <text:list-item>
                <text:p text:style-name="P9">create interfaces for modules</text:p>
              </text:list-item>
            </text:list>
            <text:list text:style-name="L5" text:continue-numbering="true">
              <text:list-item>
                <text:p text:style-name="P9">connect special signals (clock, set/reset)</text:p>
              </text:list-item>
            </text:list>
            <text:list text:style-name="L5" text:continue-numbering="true">
              <text:list-item>
                <text:p text:style-name="P9">make connections between module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6" draw:style-name="dp3" draw:master-page-name="cslc_5f_presentation_5f_templat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Design example</text:p>
          </draw:text-box>
        </draw:frame>
        <draw:frame presentation:style-name="pr12" draw:text-style-name="P9" draw:layer="layout" svg:width="24.369cm" svg:height="15.441cm" svg:x="2.058cm" svg:y="3.728cm" presentation:class="outline">
          <draw:text-box>
            <text:list text:style-name="L6">
              <text:list-item>
                <text:p text:style-name="P9">define instruction set architecture</text:p>
              </text:list-item>
            </text:list>
            <text:list text:style-name="L6" text:continue-numbering="true">
              <text:list-item>
                <text:p text:style-name="P9">define memory map</text:p>
              </text:list-item>
            </text:list>
            <text:list text:style-name="L6" text:continue-numbering="true">
              <text:list-item>
                <text:p text:style-name="P9">generate library components to be instantiated in the modules</text:p>
              </text:list-item>
            </text:list>
            <text:list text:style-name="L6" text:continue-numbering="true">
              <text:list-item>
                <text:p text:style-name="P9">write logic for each unit and include in a leaf level unit generated from the interconnect</text:p>
              </text:list-item>
            </text:list>
            <text:list text:style-name="L6" text:continue-numbering="true">
              <text:list-item>
                <text:p text:style-name="P9">generate testbench and verification components for chip verification</text:p>
              </text:list-item>
            </text:list>
            <text:list text:style-name="L6" text:continue-numbering="true">
              <text:list-item>
                <text:p text:style-name="P9">write C++ model for the chip</text:p>
              </text:list-item>
            </text:list>
            <text:list text:style-name="L6" text:continue-numbering="true">
              <text:list-item>
                <text:p text:style-name="P9">simulate the design and compare RTL model outputs with <text:s/>C++ model <text:s/>outpu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7" draw:style-name="dp3" draw:master-page-name="cslc_5f_presentation_5f_template1" presentation:presentation-page-layout-name="AL3T0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user-transformed="true">
          <draw:text-box>
            <text:p text:style-name="P4">Design example. Block diagram</text:p>
          </draw:text-box>
        </draw:frame>
        <draw:custom-shape draw:style-name="gr2" draw:text-style-name="P10" draw:layer="layout" svg:width="15.698cm" svg:height="4.198cm" svg:x="5.228cm" svg:y="14.137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742cm" svg:height="2.596cm" svg:x="6.725cm" svg:y="14.925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742cm" svg:height="2.596cm" svg:x="9.341cm" svg:y="14.925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743cm" svg:height="2.596cm" svg:x="11.957cm" svg:y="14.925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743cm" svg:height="2.596cm" svg:x="14.735cm" svg:y="14.925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743cm" svg:height="2.596cm" svg:x="17.678cm" svg:y="14.925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2.043cm" svg:height="1.102cm" svg:x="5.121cm" svg:y="14.155cm">
          <draw:text-box>
            <text:p text:style-name="P4"><text:span text:style-name="T10">chip</text:span></text:p>
          </draw:text-box>
        </draw:frame>
        <draw:frame draw:style-name="gr5" draw:text-style-name="P12" draw:layer="layout" svg:width="1.653cm" svg:height="1.102cm" svg:x="7.058cm" svg:y="15.824cm">
          <draw:text-box>
            <text:p text:style-name="P4"><text:span text:style-name="T10">pc</text:span></text:p>
          </draw:text-box>
        </draw:frame>
        <draw:frame draw:style-name="gr4" draw:text-style-name="P12" draw:layer="layout" svg:width="1.653cm" svg:height="1.102cm" svg:x="9.663cm" svg:y="15.818cm">
          <draw:text-box>
            <text:p text:style-name="P4"><text:span text:style-name="T10">im</text:span></text:p>
          </draw:text-box>
        </draw:frame>
        <draw:frame draw:style-name="gr4" draw:text-style-name="P12" draw:layer="layout" svg:width="2.173cm" svg:height="1.102cm" svg:x="12.373cm" svg:y="15.828cm">
          <draw:text-box>
            <text:p text:style-name="P4"><text:span text:style-name="T10">id</text:span></text:p>
          </draw:text-box>
        </draw:frame>
        <draw:frame draw:style-name="gr4" draw:text-style-name="P12" draw:layer="layout" svg:width="2.173cm" svg:height="1.102cm" svg:x="15.193cm" svg:y="15.823cm">
          <draw:text-box>
            <text:p text:style-name="P4"><text:span text:style-name="T10">rf</text:span></text:p>
          </draw:text-box>
        </draw:frame>
        <draw:frame draw:style-name="gr4" draw:text-style-name="P12" draw:layer="layout" svg:width="2.175cm" svg:height="1.102cm" svg:x="17.919cm" svg:y="15.79cm">
          <draw:text-box>
            <text:p text:style-name="P4"><text:span text:style-name="T10">alu</text:span></text:p>
          </draw:text-box>
        </draw:frame>
        <draw:frame draw:style-name="gr6" draw:text-style-name="P14" draw:layer="layout" svg:width="19.17cm" svg:height="6.3cm" svg:x="7.365cm" svg:y="5.901cm">
          <draw:text-box>
            <text:p text:style-name="P13"><text:span text:style-name="T11"/></text:p>
            <text:p text:style-name="P4"><text:span text:style-name="T12"/></text:p>
            <text:p text:style-name="P4"><text:span text:style-name="T12"/></text:p>
          </draw:text-box>
        </draw:frame>
        <draw:frame draw:style-name="gr7" draw:layer="layout" svg:width="9.032cm" svg:height="2.258cm" svg:x="8.541cm" svg:y="14.0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13.195cm" svg:height="7.748cm" svg:x="8.014cm" svg:y="5.52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8" draw:style-name="dp3" draw:master-page-name="cslc_5f_presentation_5f_templat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5" draw:layer="layout" svg:width="23.912cm" svg:height="3.008cm" svg:x="2cm" svg:y="0.7cm" presentation:class="title">
          <draw:text-box>
            <text:p text:style-name="P4"><text:span text:style-name="T13">Design example: Defining memory map</text:span></text:p>
          </draw:text-box>
        </draw:frame>
        <draw:frame presentation:style-name="pr11" draw:text-style-name="P17" draw:layer="layout" svg:width="24.369cm" svg:height="15.441cm" svg:x="2.146cm" svg:y="3.699cm" presentation:class="outline" presentation:user-transformed="true">
          <draw:text-box>
            <text:list text:style-name="L8">
              <text:list-item>
                <text:p text:style-name="P16"><text:span text:style-name="T14">//a memory_map_page with an address range from 0 to 47 with an increment 1 and set the memory word width to 32-bits</text:span></text:p>
              </text:list-item>
            </text:list>
            <text:list text:style-name="L8">
              <text:list-item>
                <text:p text:style-name="P16"><text:span text:style-name="T15">csl_memory_map_page</text:span><text:span text:style-name="T14"> chip_mem_map_pg{</text:span></text:p>
              </text:list-item>
            </text:list>
            <text:list text:style-name="L8">
              <text:list-item>
                <text:p text:style-name="P16"><text:span text:style-name="T14">chip_mem_map_pg(){</text:span></text:p>
              </text:list-item>
            </text:list>
            <text:list text:style-name="L8">
              <text:list-item>
                <text:p text:style-name="P16"><text:span text:style-name="T14"><text:s/></text:span><text:span text:style-name="T14">add_address_range(0,47);</text:span></text:p>
              </text:list-item>
            </text:list>
            <text:list text:style-name="L8">
              <text:list-item>
                <text:p text:style-name="P16"><text:span text:style-name="T14"><text:s/></text:span><text:span text:style-name="T14">set_address_increment(1);</text:span></text:p>
              </text:list-item>
            </text:list>
            <text:list text:style-name="L8">
              <text:list-item>
                <text:p text:style-name="P16"><text:span text:style-name="T14">}};</text:span></text:p>
              </text:list-item>
            </text:list>
            <text:list text:style-name="L8">
              <text:list-item>
                <text:p text:style-name="P16"><text:span text:style-name="T15">csl_memory_map</text:span><text:span text:style-name="T14"> chip_mem_map{</text:span></text:p>
              </text:list-item>
            </text:list>
            <text:list text:style-name="L8">
              <text:list-item>
                <text:p text:style-name="P16"><text:span text:style-name="T14">chip_mem_map(){</text:span></text:p>
              </text:list-item>
            </text:list>
            <text:list text:style-name="L8">
              <text:list-item>
                <text:p text:style-name="P16"><text:span text:style-name="T14"><text:s text:c="2"/></text:span><text:span text:style-name="T14">set_type(hierarchical);</text:span></text:p>
              </text:list-item>
            </text:list>
            <text:list text:style-name="L8">
              <text:list-item>
                <text:p text:style-name="P16"><text:span text:style-name="T14"><text:s text:c="2"/></text:span><text:span text:style-name="T14">set_data_word_width(32);</text:span></text:p>
              </text:list-item>
            </text:list>
            <text:list text:style-name="L8">
              <text:list-item>
                <text:p text:style-name="P16"><text:span text:style-name="T14"><text:s/></text:span><text:span text:style-name="T14">}</text:span></text:p>
              </text:list-item>
            </text:list>
            <text:list text:style-name="L8">
              <text:list-item>
                <text:p text:style-name="P16"><text:span text:style-name="T14">};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9" draw:style-name="dp3" draw:master-page-name="cslc_5f_presentation_5f_template1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Design example. Defining hierarchy</text:p>
          </draw:text-box>
        </draw:frame>
        <draw:custom-shape draw:style-name="gr2" draw:text-style-name="P18" draw:layer="layout" svg:width="18.989cm" svg:height="5.669cm" svg:x="4.443cm" svg:y="8.757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3.131cm" svg:height="2.638cm" svg:x="4.795cm" svg:y="9.901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3.13cm" svg:height="2.638cm" svg:x="8.565cm" svg:y="9.901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3.131cm" svg:height="2.638cm" svg:x="12.406cm" svg:y="9.892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3.131cm" svg:height="2.638cm" svg:x="16.013cm" svg:y="9.901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3.132cm" svg:height="2.638cm" svg:x="19.737cm" svg:y="9.911cm">
          <text:p text:style-name="P4"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1.056cm" svg:height="0.882cm" svg:x="4.82cm" svg:y="9.739cm">
          <draw:text-box>
            <text:p text:style-name="P4"><text:span text:style-name="T16">pc</text:span></text:p>
          </draw:text-box>
        </draw:frame>
        <draw:frame draw:style-name="gr8" draw:text-style-name="P19" draw:layer="layout" svg:width="1.056cm" svg:height="0.882cm" svg:x="8.701cm" svg:y="9.783cm">
          <draw:text-box>
            <text:p text:style-name="P4"><text:span text:style-name="T16">im</text:span></text:p>
          </draw:text-box>
        </draw:frame>
        <draw:frame draw:style-name="gr9" draw:text-style-name="P19" draw:layer="layout" svg:width="1.39cm" svg:height="0.882cm" svg:x="16.073cm" svg:y="9.767cm">
          <draw:text-box>
            <text:p text:style-name="P4"><text:span text:style-name="T16">rf</text:span></text:p>
          </draw:text-box>
        </draw:frame>
        <draw:frame draw:style-name="gr9" draw:text-style-name="P19" draw:layer="layout" svg:width="1.389cm" svg:height="0.882cm" svg:x="19.786cm" svg:y="9.763cm">
          <draw:text-box>
            <text:p text:style-name="P4"><text:span text:style-name="T16">alu</text:span></text:p>
          </draw:text-box>
        </draw:frame>
        <draw:frame draw:style-name="gr8" draw:text-style-name="P19" draw:layer="layout" svg:width="1.496cm" svg:height="0.882cm" svg:x="4.324cm" svg:y="8.685cm">
          <draw:text-box>
            <text:p text:style-name="P4"><text:span text:style-name="T16">chip</text:span></text:p>
          </draw:text-box>
        </draw:frame>
        <draw:frame draw:style-name="gr8" draw:text-style-name="P19" draw:layer="layout" svg:width="1.389cm" svg:height="0.882cm" svg:x="12.495cm" svg:y="9.79cm">
          <draw:text-box>
            <text:p text:style-name="P4"><text:span text:style-name="T16">id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10" draw:style-name="dp3" draw:master-page-name="cslc_5f_presentation_5f_template1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Defining hierarchy. CSL code</text:p>
          </draw:text-box>
        </draw:frame>
        <draw:frame presentation:style-name="pr11" draw:text-style-name="P21" draw:layer="layout" svg:width="11.891cm" svg:height="15.73cm" svg:x="2.805cm" svg:y="3.498cm" presentation:class="outline" presentation:user-transformed="true">
          <draw:text-box>
            <text:list text:style-name="L3">
              <text:list-item>
                <text:p text:style-name="P20"><text:span text:style-name="T17">// CSL code</text:span></text:p>
              </text:list-item>
            </text:list>
            <text:list text:style-name="L3">
              <text:list-item>
                <text:p text:style-name="P20"><text:span text:style-name="T17"/></text:p>
              </text:list-item>
            </text:list>
            <text:list text:style-name="L3">
              <text:list-item>
                <text:p text:style-name="P20"><text:span text:style-name="T18">csl_unit</text:span><text:span text:style-name="T17"> pc <text:s/>{</text:span></text:p>
              </text:list-item>
            </text:list>
            <text:list text:style-name="L3">
              <text:list-item>
                <text:p text:style-name="P20"><text:span text:style-name="T17">pc () {} <text:s text:c="3"/>};</text:span></text:p>
              </text:list-item>
            </text:list>
            <text:list text:style-name="L3">
              <text:list-item>
                <text:p text:style-name="P20"><text:span text:style-name="T18">csl_unit</text:span><text:span text:style-name="T17"> im <text:s/>{</text:span></text:p>
              </text:list-item>
            </text:list>
            <text:list text:style-name="L3">
              <text:list-item>
                <text:p text:style-name="P20"><text:span text:style-name="T17">im () {} <text:s text:c="3"/>};</text:span></text:p>
              </text:list-item>
            </text:list>
            <text:list text:style-name="L3">
              <text:list-item>
                <text:p text:style-name="P20"><text:span text:style-name="T18">csl_unit</text:span><text:span text:style-name="T17"> id <text:s/>{</text:span></text:p>
              </text:list-item>
            </text:list>
            <text:list text:style-name="L3">
              <text:list-item>
                <text:p text:style-name="P20"><text:span text:style-name="T17">id () {} <text:s text:c="3"/>};</text:span></text:p>
              </text:list-item>
            </text:list>
            <text:list text:style-name="L3">
              <text:list-item>
                <text:p text:style-name="P20"><text:span text:style-name="T18">csl_unit</text:span><text:span text:style-name="T17"> rf <text:s/>{</text:span></text:p>
              </text:list-item>
            </text:list>
            <text:list text:style-name="L3">
              <text:list-item>
                <text:p text:style-name="P20"><text:span text:style-name="T17">rf () {} <text:s text:c="3"/>};</text:span></text:p>
              </text:list-item>
            </text:list>
            <text:list text:style-name="L3">
              <text:list-item>
                <text:p text:style-name="P20"><text:span text:style-name="T18">csl_unit</text:span><text:span text:style-name="T17"> alu <text:s/>{</text:span></text:p>
              </text:list-item>
            </text:list>
            <text:list text:style-name="L3">
              <text:list-item>
                <text:p text:style-name="P20"><text:span text:style-name="T17">alu () {} <text:s text:c="3"/>};</text:span></text:p>
              </text:list-item>
            </text:list>
            <text:list text:style-name="L3">
              <text:list-item>
                <text:p text:style-name="P20"><text:span text:style-name="T18">csl_unit</text:span><text:span text:style-name="T17"> chip <text:s/>{</text:span></text:p>
              </text:list-item>
            </text:list>
            <text:list text:style-name="L3">
              <text:list-item>
                <text:p text:style-name="P20"><text:span text:style-name="T17"><text:s text:c="3"/></text:span><text:span text:style-name="T17">pc pc0;</text:span></text:p>
              </text:list-item>
            </text:list>
            <text:list text:style-name="L3">
              <text:list-item>
                <text:p text:style-name="P20"><text:span text:style-name="T17"><text:s text:c="3"/></text:span><text:span text:style-name="T17">im im0;</text:span></text:p>
              </text:list-item>
            </text:list>
            <text:list text:style-name="L3">
              <text:list-item>
                <text:p text:style-name="P20"><text:span text:style-name="T17"><text:s text:c="3"/></text:span><text:span text:style-name="T17">id id0;</text:span></text:p>
              </text:list-item>
            </text:list>
            <text:list text:style-name="L3">
              <text:list-item>
                <text:p text:style-name="P20"><text:span text:style-name="T17"><text:s text:c="3"/></text:span><text:span text:style-name="T17">rf rf0;</text:span></text:p>
              </text:list-item>
            </text:list>
            <text:list text:style-name="L3">
              <text:list-item>
                <text:p text:style-name="P20"><text:span text:style-name="T17"><text:s text:c="3"/></text:span><text:span text:style-name="T17">alu alu0;</text:span></text:p>
              </text:list-item>
            </text:list>
            <text:list text:style-name="L3">
              <text:list-item>
                <text:p text:style-name="P20"><text:span text:style-name="T17">chip () {}</text:span></text:p>
              </text:list-item>
            </text:list>
            <text:list text:style-name="L3">
              <text:list-item>
                <text:p text:style-name="P20"><text:span text:style-name="T17">};</text:span></text:p>
              </text:list-item>
            </text:list>
            <text:list text:style-name="L3">
              <text:list-item>
                <text:p text:style-name="P20"><text:span text:style-name="T17"/></text:p>
              </text:list-item>
            </text:list>
          </draw:text-box>
        </draw:frame>
        <draw:frame presentation:style-name="pr11" draw:text-style-name="P23" draw:layer="layout" svg:width="11.891cm" svg:height="15.441cm" svg:x="14.544cm" svg:y="3.728cm" presentation:class="outline">
          <draw:text-box>
            <text:list text:style-name="L3">
              <text:list-item>
                <text:p text:style-name="P22"><text:span text:style-name="T19"/></text:p>
              </text:list-item>
            </text:list>
            <text:list text:style-name="L3">
              <text:list-item>
                <text:p text:style-name="P22"><text:span text:style-name="T19"/></text:p>
              </text:list-item>
            </text:list>
          </draw:text-box>
        </draw:frame>
        <draw:frame presentation:style-name="pr11" draw:text-style-name="P25" draw:layer="layout" svg:width="11.891cm" svg:height="15.441cm" svg:x="14.752cm" svg:y="3.537cm" presentation:class="outline" presentation:user-transformed="true">
          <draw:text-box>
            <text:list text:style-name="L3">
              <text:list-item>
                <text:p text:style-name="P24"><text:span text:style-name="T20">// Verilog code</text:span></text:p>
              </text:list-item>
            </text:list>
            <text:list text:style-name="L3">
              <text:list-item>
                <text:p text:style-name="P24"><text:span text:style-name="T20"/></text:p>
              </text:list-item>
            </text:list>
            <text:list text:style-name="L3">
              <text:list-item>
                <text:p text:style-name="P24"><text:span text:style-name="T20">module pc();</text:span></text:p>
              </text:list-item>
            </text:list>
            <text:list text:style-name="L3">
              <text:list-item>
                <text:p text:style-name="P24"><text:span text:style-name="T20">endmodule</text:span></text:p>
              </text:list-item>
            </text:list>
            <text:list text:style-name="L3">
              <text:list-item>
                <text:p text:style-name="P24"><text:span text:style-name="T20">module im();</text:span></text:p>
              </text:list-item>
            </text:list>
            <text:list text:style-name="L3">
              <text:list-item>
                <text:p text:style-name="P24"><text:span text:style-name="T20">endmodule</text:span></text:p>
              </text:list-item>
            </text:list>
            <text:list text:style-name="L3">
              <text:list-item>
                <text:p text:style-name="P24"><text:span text:style-name="T20">module id();</text:span></text:p>
              </text:list-item>
            </text:list>
            <text:list text:style-name="L3">
              <text:list-item>
                <text:p text:style-name="P24"><text:span text:style-name="T20">endmodule</text:span></text:p>
              </text:list-item>
            </text:list>
            <text:list text:style-name="L3">
              <text:list-item>
                <text:p text:style-name="P24"><text:span text:style-name="T20">module rf();</text:span></text:p>
              </text:list-item>
            </text:list>
            <text:list text:style-name="L3">
              <text:list-item>
                <text:p text:style-name="P24"><text:span text:style-name="T20">endmodule</text:span></text:p>
              </text:list-item>
            </text:list>
            <text:list text:style-name="L3">
              <text:list-item>
                <text:p text:style-name="P24"><text:span text:style-name="T20">module alu();</text:span></text:p>
              </text:list-item>
            </text:list>
            <text:list text:style-name="L3">
              <text:list-item>
                <text:p text:style-name="P24"><text:span text:style-name="T20">endmodule</text:span></text:p>
              </text:list-item>
            </text:list>
            <text:list text:style-name="L3">
              <text:list-item>
                <text:p text:style-name="P24"><text:span text:style-name="T20">module chip();</text:span></text:p>
              </text:list-item>
            </text:list>
            <text:list text:style-name="L3">
              <text:list-item>
                <text:p text:style-name="P24"><text:span text:style-name="T20"><text:s text:c="2"/></text:span><text:span text:style-name="T20">pc pc0( );</text:span></text:p>
              </text:list-item>
            </text:list>
            <text:list text:style-name="L3">
              <text:list-item>
                <text:p text:style-name="P24"><text:span text:style-name="T20"><text:s text:c="2"/></text:span><text:span text:style-name="T20">im im0( );</text:span></text:p>
              </text:list-item>
            </text:list>
            <text:list text:style-name="L3">
              <text:list-item>
                <text:p text:style-name="P24"><text:span text:style-name="T20"><text:s text:c="2"/></text:span><text:span text:style-name="T20">id id0( );</text:span></text:p>
              </text:list-item>
            </text:list>
            <text:list text:style-name="L3">
              <text:list-item>
                <text:p text:style-name="P24"><text:span text:style-name="T20"><text:s text:c="2"/></text:span><text:span text:style-name="T20">rf rf0( );</text:span></text:p>
              </text:list-item>
            </text:list>
            <text:list text:style-name="L3">
              <text:list-item>
                <text:p text:style-name="P24"><text:span text:style-name="T20"><text:s text:c="2"/></text:span><text:span text:style-name="T20">alu alu0( );</text:span></text:p>
              </text:list-item>
            </text:list>
            <text:list text:style-name="L3">
              <text:list-item>
                <text:p text:style-name="P24"><text:span text:style-name="T20">endmodule</text:span></text:p>
              </text:list-item>
            </text:list>
            <text:list text:style-name="L3">
              <text:list-item>
                <text:p text:style-name="P24"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11" draw:style-name="dp3" draw:master-page-name="cslc_5f_presentation_5f_template1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user-transformed="true">
          <draw:text-box>
            <text:p text:style-name="P4">Design example. Adding interfaces</text:p>
          </draw:text-box>
        </draw:frame>
        <draw:custom-shape draw:style-name="gr2" draw:text-style-name="P18" draw:layer="layout" svg:width="18.989cm" svg:height="5.669cm" svg:x="4.443cm" svg:y="8.757cm"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3" draw:text-style-name="P18" draw:layer="layout" svg:width="3.131cm" svg:height="2.638cm" svg:x="4.795cm" svg:y="9.50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4.794cm" svg:y="9.84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7.733cm" svg:y="9.873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38cm" svg:x="8.565cm" svg:y="9.50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8.564cm" svg:y="9.84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11.502cm" svg:y="9.873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1cm" svg:height="2.638cm" svg:x="12.406cm" svg:y="9.49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12.405cm" svg:y="9.83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15.344cm" svg:y="9.864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1cm" svg:height="2.638cm" svg:x="16.013cm" svg:y="9.50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16.012cm" svg:y="9.84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18.951cm" svg:y="9.873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lue-point draw:id="4" svg:x="0.113cm" svg:y="5cm"/>
          <draw:glue-point draw:id="5" svg:x="0.423cm" svg:y="5cm"/>
          <draw:custom-shape draw:style-name="gr3" draw:text-style-name="P18" draw:layer="layout" svg:width="3.132cm" svg:height="2.638cm" svg:x="19.737cm" svg:y="9.51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19.736cm" svg:y="9.85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22.676cm" svg:y="9.883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8" draw:text-style-name="P19" draw:layer="layout" svg:width="1.056cm" svg:height="0.882cm" svg:x="4.82cm" svg:y="9.339cm">
          <draw:text-box>
            <text:p text:style-name="P4"><text:span text:style-name="T16">pc</text:span></text:p>
          </draw:text-box>
        </draw:frame>
        <draw:frame draw:style-name="gr8" draw:text-style-name="P19" draw:layer="layout" svg:width="1.056cm" svg:height="0.882cm" svg:x="8.701cm" svg:y="9.383cm">
          <draw:text-box>
            <text:p text:style-name="P4"><text:span text:style-name="T16">im</text:span></text:p>
          </draw:text-box>
        </draw:frame>
        <draw:frame draw:style-name="gr9" draw:text-style-name="P19" draw:layer="layout" svg:width="1.39cm" svg:height="0.882cm" svg:x="16.073cm" svg:y="9.367cm">
          <draw:text-box>
            <text:p text:style-name="P4"><text:span text:style-name="T16">rf</text:span></text:p>
          </draw:text-box>
        </draw:frame>
        <draw:frame draw:style-name="gr9" draw:text-style-name="P19" draw:layer="layout" svg:width="1.389cm" svg:height="0.882cm" svg:x="19.786cm" svg:y="9.363cm">
          <draw:text-box>
            <text:p text:style-name="P4"><text:span text:style-name="T16">alu</text:span></text:p>
          </draw:text-box>
        </draw:frame>
        <draw:frame draw:style-name="gr8" draw:text-style-name="P19" draw:layer="layout" svg:width="1.496cm" svg:height="0.882cm" svg:x="4.324cm" svg:y="8.685cm">
          <draw:text-box>
            <text:p text:style-name="P4"><text:span text:style-name="T16">chip</text:span></text:p>
          </draw:text-box>
        </draw:frame>
        <draw:frame draw:style-name="gr8" draw:text-style-name="P19" draw:layer="layout" svg:width="1.389cm" svg:height="0.882cm" svg:x="12.495cm" svg:y="9.39cm">
          <draw:text-box>
            <text:p text:style-name="P4"><text:span text:style-name="T16">id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10" draw:text-style-name="P26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12" draw:style-name="dp3" draw:master-page-name="cslc_5f_presentation_5f_template1" presentation:presentation-page-layout-name="AL1T19" presentation:use-footer-name="ftr1" presentation:use-date-time-name="dtd1">
        <office:forms form:automatic-focus="false" form:apply-design-mode="false"/>
        <draw:frame presentation:style-name="pr13" draw:text-style-name="P4" draw:layer="layout" svg:width="23.912cm" svg:height="3.507cm" svg:x="2cm" svg:y="0.451cm" presentation:class="title">
          <draw:text-box>
            <text:p text:style-name="P4">Design example. Adding special signals</text:p>
          </draw:text-box>
        </draw:frame>
        <draw:custom-shape draw:style-name="gr2" draw:text-style-name="P18" draw:layer="layout" svg:width="18.989cm" svg:height="5.669cm" svg:x="4.443cm" svg:y="8.757cm"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3" draw:text-style-name="P18" draw:layer="layout" svg:width="3.131cm" svg:height="2.638cm" svg:x="4.795cm" svg:y="9.50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4.794cm" svg:y="9.84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7.733cm" svg:y="9.873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38cm" svg:x="8.565cm" svg:y="9.50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8.564cm" svg:y="9.84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11.502cm" svg:y="9.873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1cm" svg:height="2.638cm" svg:x="12.406cm" svg:y="9.49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12.405cm" svg:y="9.83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15.344cm" svg:y="9.864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1cm" svg:height="2.638cm" svg:x="16.013cm" svg:y="9.50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16.012cm" svg:y="9.84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18.951cm" svg:y="9.873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lue-point draw:id="4" svg:x="0.113cm" svg:y="5cm"/>
          <draw:glue-point draw:id="5" svg:x="0.423cm" svg:y="5cm"/>
          <draw:custom-shape draw:style-name="gr3" draw:text-style-name="P18" draw:layer="layout" svg:width="3.132cm" svg:height="2.638cm" svg:x="19.737cm" svg:y="9.51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19.736cm" svg:y="9.85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22.676cm" svg:y="9.883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8" draw:text-style-name="P3" draw:layer="layout" svg:width="1.056cm" svg:height="0.882cm" svg:x="4.82cm" svg:y="9.339cm">
          <draw:text-box>
            <text:p text:style-name="P4"><text:span text:style-name="T21">pc</text:span></text:p>
          </draw:text-box>
        </draw:frame>
        <draw:g>
          <draw:line draw:style-name="gr10" draw:text-style-name="P18" draw:layer="layout" svg:x1="4.452cm" svg:y1="12.981cm" svg:x2="21.267cm" svg:y2="12.981cm">
            <draw:glue-point draw:id="4" svg:x="-3.845cm" svg:y="0cm"/>
            <draw:glue-point draw:id="5" svg:x="-1.627cm" svg:y="0cm"/>
            <draw:glue-point draw:id="6" svg:x="0.663cm" svg:y="0cm"/>
            <draw:glue-point draw:id="7" svg:x="2.799cm" svg:y="0cm"/>
            <text:p text:style-name="P4"/>
          </draw:line>
          <draw:line draw:style-name="gr10" draw:text-style-name="P18" draw:layer="layout" svg:x1="21.241cm" svg:y1="12.981cm" svg:x2="21.409cm" svg:y2="12.981cm">
            <text:p text:style-name="P4"/>
          </draw:line>
        </draw:g>
        <draw:frame draw:style-name="gr8" draw:text-style-name="P3" draw:layer="layout" svg:width="1.056cm" svg:height="0.882cm" svg:x="8.701cm" svg:y="9.383cm">
          <draw:text-box>
            <text:p text:style-name="P4"><text:span text:style-name="T21">im</text:span></text:p>
          </draw:text-box>
        </draw:frame>
        <draw:frame draw:style-name="gr9" draw:text-style-name="P3" draw:layer="layout" svg:width="1.39cm" svg:height="0.882cm" svg:x="16.073cm" svg:y="9.367cm">
          <draw:text-box>
            <text:p text:style-name="P4"><text:span text:style-name="T21">rf</text:span></text:p>
          </draw:text-box>
        </draw:frame>
        <draw:frame draw:style-name="gr9" draw:text-style-name="P3" draw:layer="layout" svg:width="1.389cm" svg:height="0.882cm" svg:x="19.786cm" svg:y="9.363cm">
          <draw:text-box>
            <text:p text:style-name="P4"><text:span text:style-name="T21">alu</text:span></text:p>
          </draw:text-box>
        </draw:frame>
        <draw:frame draw:style-name="gr8" draw:text-style-name="P3" draw:layer="layout" svg:width="2.446cm" svg:height="0.882cm" svg:x="4.291cm" svg:y="12.96cm">
          <draw:text-box>
            <text:p text:style-name="P4"><text:span text:style-name="T21">clk/reset</text:span></text:p>
          </draw:text-box>
        </draw:frame>
        <draw:frame draw:style-name="gr8" draw:text-style-name="P3" draw:layer="layout" svg:width="1.496cm" svg:height="0.882cm" svg:x="4.324cm" svg:y="8.685cm">
          <draw:text-box>
            <text:p text:style-name="P4"><text:span text:style-name="T21">chip</text:span></text:p>
          </draw:text-box>
        </draw:frame>
        <draw:frame draw:style-name="gr8" draw:text-style-name="P3" draw:layer="layout" svg:width="1.389cm" svg:height="0.882cm" svg:x="12.495cm" svg:y="9.39cm">
          <draw:text-box>
            <text:p text:style-name="P4"><text:span text:style-name="T21">id</text:span></text:p>
          </draw:text-box>
        </draw:frame>
        <draw:line draw:style-name="gr11" draw:text-style-name="P18" draw:layer="layout" svg:x1="6.387cm" svg:y1="12.969cm" svg:x2="6.387cm" svg:y2="12.141cm">
          <text:p text:style-name="P4"/>
        </draw:line>
        <draw:line draw:style-name="gr11" draw:text-style-name="P18" draw:layer="layout" svg:x1="10.172cm" svg:y1="12.969cm" svg:x2="10.172cm" svg:y2="12.136cm">
          <text:p text:style-name="P4"/>
        </draw:line>
        <draw:line draw:style-name="gr11" draw:text-style-name="P18" draw:layer="layout" svg:x1="13.987cm" svg:y1="12.969cm" svg:x2="13.987cm" svg:y2="12.13cm">
          <text:p text:style-name="P4"/>
        </draw:line>
        <draw:line draw:style-name="gr11" draw:text-style-name="P18" draw:layer="layout" svg:x1="17.714cm" svg:y1="12.975cm" svg:x2="17.714cm" svg:y2="12.136cm">
          <text:p text:style-name="P4"/>
        </draw:line>
        <draw:line draw:style-name="gr11" draw:text-style-name="P18" draw:layer="layout" svg:x1="21.428cm" svg:y1="12.95cm" svg:x2="21.428cm" svg:y2="12.149cm">
          <text:p text:style-name="P4"/>
        </draw:lin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10" draw:text-style-name="P26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13" draw:style-name="dp3" draw:master-page-name="cslc_5f_presentation_5f_template1" presentation:presentation-page-layout-name="AL1T19" presentation:use-footer-name="ftr1" presentation:use-date-time-name="dtd1">
        <office:forms form:automatic-focus="false" form:apply-design-mode="false"/>
        <draw:frame presentation:style-name="pr13" draw:text-style-name="P4" draw:layer="layout" svg:width="23.912cm" svg:height="3.507cm" svg:x="2cm" svg:y="0.451cm" presentation:class="title">
          <draw:text-box>
            <text:p text:style-name="P4">Design example: Connect modules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14" draw:style-name="dp3" draw:master-page-name="cslc_5f_presentation_5f_template1" presentation:presentation-page-layout-name="AL1T19" presentation:use-footer-name="ftr1" presentation:use-date-time-name="dtd1">
        <office:forms form:automatic-focus="false" form:apply-design-mode="false"/>
        <draw:frame presentation:style-name="pr13" draw:text-style-name="P4" draw:layer="layout" svg:width="23.912cm" svg:height="3.507cm" svg:x="2cm" svg:y="0.451cm" presentation:class="title">
          <draw:text-box>
            <text:p text:style-name="P4">Design example: Define ISA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15" draw:style-name="dp3" draw:master-page-name="cslc_5f_presentation_5f_template1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699cm" presentation:class="title" presentation:user-transformed="true">
          <draw:text-box>
            <text:p text:style-name="P4">Design example: <text:s/>Program counter </text:p>
          </draw:text-box>
        </draw:frame>
        <draw:custom-shape draw:style-name="gr2" draw:text-style-name="P10" draw:layer="layout" svg:width="18.989cm" svg:height="5.669cm" svg:x="5.152cm" svg:y="9.072cm"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3" draw:text-style-name="P10" draw:layer="layout" svg:width="3.131cm" svg:height="2.638cm" svg:x="5.504cm" svg:y="9.81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94cm" svg:height="1.934cm" svg:x="5.503cm" svg:y="10.15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89cm" svg:height="1.934cm" svg:x="8.442cm" svg:y="10.188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0" draw:layer="layout" svg:width="3.13cm" svg:height="2.638cm" svg:x="9.274cm" svg:y="9.81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94cm" svg:height="1.934cm" svg:x="9.273cm" svg:y="10.15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89cm" svg:height="1.934cm" svg:x="12.211cm" svg:y="10.188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0" draw:layer="layout" svg:width="3.131cm" svg:height="2.638cm" svg:x="13.115cm" svg:y="9.80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94cm" svg:height="1.934cm" svg:x="13.114cm" svg:y="10.14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89cm" svg:height="1.934cm" svg:x="16.053cm" svg:y="10.179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0" draw:layer="layout" svg:width="3.131cm" svg:height="2.638cm" svg:x="16.722cm" svg:y="9.81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94cm" svg:height="1.934cm" svg:x="16.721cm" svg:y="10.15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89cm" svg:height="1.934cm" svg:x="19.66cm" svg:y="10.188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lue-point draw:id="4" svg:x="0.113cm" svg:y="5cm"/>
          <draw:glue-point draw:id="5" svg:x="0.423cm" svg:y="5cm"/>
          <draw:custom-shape draw:style-name="gr3" draw:text-style-name="P10" draw:layer="layout" svg:width="3.132cm" svg:height="2.638cm" svg:x="20.446cm" svg:y="9.82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94cm" svg:height="1.934cm" svg:x="20.445cm" svg:y="10.16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89cm" svg:height="1.934cm" svg:x="23.385cm" svg:y="10.198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2" draw:text-style-name="P27" draw:layer="layout" svg:width="0.839cm" svg:height="1.208cm" svg:x="6.667cm" svg:y="10.493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13" draw:text-style-name="P28" draw:layer="layout" svg:width="0.271cm" svg:height="0.198cm" svg:x="6.895cm" svg:y="11.503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9" draw:text-style-name="P29" draw:layer="layout" svg:width="1.539cm" svg:height="0.882cm" svg:x="6.497cm" svg:y="10.645cm">
          <draw:text-box>
            <text:p text:style-name="P4"><text:span text:style-name="T22">pcr</text:span></text:p>
          </draw:text-box>
        </draw:frame>
        <draw:frame draw:style-name="gr8" draw:text-style-name="P29" draw:layer="layout" svg:width="1.056cm" svg:height="0.882cm" svg:x="5.529cm" svg:y="9.654cm">
          <draw:text-box>
            <text:p text:style-name="P4"><text:span text:style-name="T22">pc</text:span></text:p>
          </draw:text-box>
        </draw:frame>
        <draw:frame draw:style-name="gr9" draw:text-style-name="P29" draw:layer="layout" svg:width="1.521cm" svg:height="0.882cm" svg:x="6.32cm" svg:y="9.814cm">
          <draw:text-box>
            <text:p text:style-name="P4"><text:span text:style-name="T22">pc_0</text:span></text:p>
          </draw:text-box>
        </draw:frame>
        <draw:g>
          <draw:line draw:style-name="gr10" draw:text-style-name="P10" draw:layer="layout" svg:x1="5.161cm" svg:y1="13.296cm" svg:x2="21.976cm" svg:y2="13.296cm">
            <draw:glue-point draw:id="4" svg:x="-3.845cm" svg:y="0cm"/>
            <draw:glue-point draw:id="5" svg:x="-1.627cm" svg:y="0cm"/>
            <draw:glue-point draw:id="6" svg:x="0.663cm" svg:y="0cm"/>
            <draw:glue-point draw:id="7" svg:x="2.799cm" svg:y="0cm"/>
            <text:p text:style-name="P4"/>
          </draw:line>
          <draw:line draw:style-name="gr10" draw:text-style-name="P10" draw:layer="layout" svg:x1="21.95cm" svg:y1="13.296cm" svg:x2="22.118cm" svg:y2="13.296cm">
            <text:p text:style-name="P4"/>
          </draw:line>
        </draw:g>
        <draw:frame draw:style-name="gr8" draw:text-style-name="P29" draw:layer="layout" svg:width="1.056cm" svg:height="0.882cm" svg:x="9.41cm" svg:y="9.698cm">
          <draw:text-box>
            <text:p text:style-name="P4"><text:span text:style-name="T22">im</text:span></text:p>
          </draw:text-box>
        </draw:frame>
        <draw:connector draw:style-name="gr14" draw:text-style-name="P10" draw:layer="layout" draw:type="line" svg:x1="7.547cm" svg:y1="11.077cm" svg:x2="8.443cm" svg:y2="11.076cm">
          <text:p text:style-name="P4"/>
        </draw:connector>
        <draw:frame draw:style-name="gr9" draw:text-style-name="P29" draw:layer="layout" svg:width="1.39cm" svg:height="0.882cm" svg:x="16.782cm" svg:y="9.682cm">
          <draw:text-box>
            <text:p text:style-name="P4"><text:span text:style-name="T22">rf</text:span></text:p>
          </draw:text-box>
        </draw:frame>
        <draw:frame draw:style-name="gr9" draw:text-style-name="P29" draw:layer="layout" svg:width="1.389cm" svg:height="0.882cm" svg:x="20.495cm" svg:y="9.678cm">
          <draw:text-box>
            <text:p text:style-name="P4"><text:span text:style-name="T22">alu</text:span></text:p>
          </draw:text-box>
        </draw:frame>
        <draw:frame draw:style-name="gr8" draw:text-style-name="P29" draw:layer="layout" svg:width="2.446cm" svg:height="0.882cm" svg:x="5cm" svg:y="13.275cm">
          <draw:text-box>
            <text:p text:style-name="P4"><text:span text:style-name="T22">clk/reset</text:span></text:p>
          </draw:text-box>
        </draw:frame>
        <draw:frame draw:style-name="gr8" draw:text-style-name="P29" draw:layer="layout" svg:width="1.496cm" svg:height="0.882cm" svg:x="5.033cm" svg:y="9cm">
          <draw:text-box>
            <text:p text:style-name="P4"><text:span text:style-name="T22">chip</text:span></text:p>
          </draw:text-box>
        </draw:frame>
        <draw:frame draw:style-name="gr8" draw:text-style-name="P29" draw:layer="layout" svg:width="1.389cm" svg:height="0.882cm" svg:x="13.204cm" svg:y="9.705cm">
          <draw:text-box>
            <text:p text:style-name="P4"><text:span text:style-name="T22">id</text:span></text:p>
          </draw:text-box>
        </draw:frame>
        <draw:line draw:style-name="gr11" draw:text-style-name="P10" draw:layer="layout" svg:x1="7.096cm" svg:y1="13.284cm" svg:x2="7.096cm" svg:y2="11.7cm">
          <text:p text:style-name="P4"/>
        </draw:line>
        <draw:line draw:style-name="gr11" draw:text-style-name="P10" draw:layer="layout" svg:x1="10.881cm" svg:y1="13.284cm" svg:x2="10.881cm" svg:y2="12.451cm">
          <text:p text:style-name="P4"/>
        </draw:line>
        <draw:line draw:style-name="gr11" draw:text-style-name="P10" draw:layer="layout" svg:x1="14.696cm" svg:y1="13.284cm" svg:x2="14.696cm" svg:y2="12.445cm">
          <text:p text:style-name="P4"/>
        </draw:line>
        <draw:line draw:style-name="gr11" draw:text-style-name="P10" draw:layer="layout" svg:x1="18.423cm" svg:y1="13.29cm" svg:x2="18.423cm" svg:y2="12.451cm">
          <text:p text:style-name="P4"/>
        </draw:line>
        <draw:line draw:style-name="gr11" draw:text-style-name="P10" draw:layer="layout" svg:x1="22.137cm" svg:y1="13.265cm" svg:x2="22.137cm" svg:y2="12.464cm">
          <text:p text:style-name="P4"/>
        </draw:lin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16" draw:style-name="dp3" draw:master-page-name="cslc_5f_presentation_5f_template1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699cm" presentation:class="title" presentation:user-transformed="true">
          <draw:text-box>
            <text:p text:style-name="P4">Design example: Instruction memory</text:p>
          </draw:text-box>
        </draw:frame>
        <draw:custom-shape draw:style-name="gr2" draw:text-style-name="P18" draw:layer="layout" svg:width="18.907cm" svg:height="5.623cm" svg:x="5.119cm" svg:y="9cm"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3" draw:text-style-name="P18" draw:layer="layout" svg:width="3.13cm" svg:height="2.617cm" svg:x="5.504cm" svg:y="9.77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9cm" svg:x="5.503cm" svg:y="10.11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8cm" svg:height="1.918cm" svg:x="8.441cm" svg:y="10.145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16cm" svg:x="9.228cm" svg:y="9.76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9.227cm" svg:y="10.10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2.165cm" svg:y="10.136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16cm" svg:x="13.112cm" svg:y="9.76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13.111cm" svg:y="10.10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6.049cm" svg:y="10.136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29cm" svg:height="2.617cm" svg:x="16.718cm" svg:y="9.77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9cm" svg:x="16.717cm" svg:y="10.11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9.654cm" svg:y="10.145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lue-point draw:id="4" svg:x="0.113cm" svg:y="5cm"/>
          <draw:glue-point draw:id="5" svg:x="0.423cm" svg:y="5cm"/>
          <draw:custom-shape draw:style-name="gr3" draw:text-style-name="P18" draw:layer="layout" svg:width="3.13cm" svg:height="2.617cm" svg:x="20.441cm" svg:y="9.78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20.44cm" svg:y="10.12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23.378cm" svg:y="10.155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5" draw:text-style-name="P30" draw:layer="layout" svg:width="0.826cm" svg:height="1.199cm" svg:x="6.555cm" svg:y="10.44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16" draw:text-style-name="P31" draw:layer="layout" svg:width="0.266cm" svg:height="0.197cm" svg:x="6.835cm" svg:y="11.442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17" draw:text-style-name="P3" draw:layer="layout" svg:width="1.282cm" svg:height="0.882cm" svg:x="6.389cm" svg:y="10.606cm">
          <draw:text-box>
            <text:p text:style-name="P4"><text:span text:style-name="T21">pcr</text:span></text:p>
          </draw:text-box>
        </draw:frame>
        <draw:g>
          <draw:custom-shape draw:style-name="gr18" draw:text-style-name="P30" draw:layer="layout" svg:width="1.79cm" svg:height="1.177cm" svg:x="9.933cm" svg:y="10.469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1" draw:layer="layout" svg:width="0.205cm" svg:height="0.193cm" svg:x="10.658cm" svg:y="11.44cm">
            <text:p text:style-name="P4"/>
            <draw:enhanced-geometry svg:viewBox="0 0 21600 21600" draw:mirror-horizontal="tru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frame draw:style-name="gr20" draw:text-style-name="P3" draw:layer="layout" svg:width="1.824cm" svg:height="1.513cm" svg:x="10.006cm" svg:y="10.366cm">
          <draw:text-box>
            <text:p text:style-name="P4"><text:span text:style-name="T21">instr_</text:span></text:p>
            <text:p text:style-name="P4"><text:span text:style-name="T21">mem</text:span></text:p>
          </draw:text-box>
        </draw:frame>
        <draw:frame draw:style-name="gr17" draw:text-style-name="P3" draw:layer="layout" svg:width="1.056cm" svg:height="0.882cm" svg:x="5.53cm" svg:y="9.615cm">
          <draw:text-box>
            <text:p text:style-name="P4"><text:span text:style-name="T21">pc</text:span></text:p>
          </draw:text-box>
        </draw:frame>
        <draw:frame draw:style-name="gr21" draw:text-style-name="P3" draw:layer="layout" svg:width="1.597cm" svg:height="0.882cm" svg:x="6.244cm" svg:y="9.786cm">
          <draw:text-box>
            <text:p text:style-name="P4"><text:span text:style-name="T21">pc_0</text:span></text:p>
          </draw:text-box>
        </draw:frame>
        <draw:g>
          <draw:line draw:style-name="gr10" draw:text-style-name="P18" draw:layer="layout" svg:x1="5.161cm" svg:y1="13.228cm" svg:x2="21.98cm" svg:y2="13.228cm">
            <draw:glue-point draw:id="4" svg:x="-3.845cm" svg:y="0cm"/>
            <draw:glue-point draw:id="5" svg:x="-1.627cm" svg:y="0cm"/>
            <draw:glue-point draw:id="6" svg:x="0.663cm" svg:y="0cm"/>
            <draw:glue-point draw:id="7" svg:x="2.799cm" svg:y="0cm"/>
            <text:p text:style-name="P4"/>
          </draw:line>
          <draw:line draw:style-name="gr10" draw:text-style-name="P18" draw:layer="layout" svg:x1="21.954cm" svg:y1="13.228cm" svg:x2="22.122cm" svg:y2="13.228cm">
            <text:p text:style-name="P4"/>
          </draw:line>
        </draw:g>
        <draw:frame draw:style-name="gr21" draw:text-style-name="P3" draw:layer="layout" svg:width="1.056cm" svg:height="0.882cm" svg:x="9.312cm" svg:y="9.633cm">
          <draw:text-box>
            <text:p text:style-name="P4"><text:span text:style-name="T21">im</text:span></text:p>
          </draw:text-box>
        </draw:frame>
        <draw:frame draw:style-name="gr17" draw:text-style-name="P3" draw:layer="layout" svg:width="1.607cm" svg:height="0.882cm" svg:x="10.06cm" svg:y="9.797cm">
          <draw:text-box>
            <text:p text:style-name="P4"><text:span text:style-name="T21">im_1</text:span></text:p>
          </draw:text-box>
        </draw:frame>
        <draw:connector draw:style-name="gr14" draw:text-style-name="P18" draw:layer="layout" draw:type="line" svg:x1="7.408cm" svg:y1="11.056cm" svg:x2="8.442cm" svg:y2="11.056cm">
          <text:p text:style-name="P4"/>
        </draw:connector>
        <draw:connector draw:style-name="gr14" draw:text-style-name="P18" draw:layer="layout" draw:type="line" svg:x1="8.627cm" svg:y1="11.056cm" svg:x2="9.221cm" svg:y2="11.056cm">
          <text:p text:style-name="P4"/>
        </draw:connector>
        <draw:connector draw:style-name="gr14" draw:text-style-name="P18" draw:layer="layout" draw:type="line" svg:x1="9.422cm" svg:y1="11.056cm" svg:x2="9.933cm" svg:y2="11.057cm">
          <text:p text:style-name="P4"/>
        </draw:connector>
        <draw:connector draw:style-name="gr14" draw:text-style-name="P18" draw:layer="layout" draw:type="line" svg:x1="11.724cm" svg:y1="11.056cm" svg:x2="12.165cm" svg:y2="11.056cm">
          <text:p text:style-name="P4"/>
        </draw:connector>
        <draw:connector draw:style-name="gr14" draw:text-style-name="P18" draw:layer="layout" draw:type="line" svg:x1="12.358cm" svg:y1="11.056cm" svg:x2="13.088cm" svg:y2="11.056cm">
          <text:p text:style-name="P4"/>
        </draw:connector>
        <draw:frame draw:style-name="gr17" draw:text-style-name="P3" draw:layer="layout" svg:width="1.389cm" svg:height="0.882cm" svg:x="16.772cm" svg:y="9.643cm">
          <draw:text-box>
            <text:p text:style-name="P4"><text:span text:style-name="T21">rf</text:span></text:p>
          </draw:text-box>
        </draw:frame>
        <draw:frame draw:style-name="gr21" draw:text-style-name="P3" draw:layer="layout" svg:width="1.389cm" svg:height="0.882cm" svg:x="20.489cm" svg:y="9.639cm">
          <draw:text-box>
            <text:p text:style-name="P4"><text:span text:style-name="T21">alu</text:span></text:p>
          </draw:text-box>
        </draw:frame>
        <draw:frame draw:style-name="gr21" draw:text-style-name="P3" draw:layer="layout" svg:width="2.344cm" svg:height="0.882cm" svg:x="5cm" svg:y="13.257cm">
          <draw:text-box>
            <text:p text:style-name="P4"><text:span text:style-name="T21">clk/reset</text:span></text:p>
          </draw:text-box>
        </draw:frame>
        <draw:frame draw:style-name="gr17" draw:text-style-name="P3" draw:layer="layout" svg:width="1.546cm" svg:height="0.882cm" svg:x="5.041cm" svg:y="9.004cm">
          <draw:text-box>
            <text:p text:style-name="P4"><text:span text:style-name="T21">chip</text:span></text:p>
          </draw:text-box>
        </draw:frame>
        <draw:frame draw:style-name="gr17" draw:text-style-name="P3" draw:layer="layout" svg:width="1.389cm" svg:height="0.882cm" svg:x="13.201cm" svg:y="9.666cm">
          <draw:text-box>
            <text:p text:style-name="P4"><text:span text:style-name="T21">id</text:span></text:p>
          </draw:text-box>
        </draw:frame>
        <draw:line draw:style-name="gr11" draw:text-style-name="P18" draw:layer="layout" svg:x1="6.963cm" svg:y1="13.218cm" svg:x2="6.963cm" svg:y2="11.641cm">
          <text:p text:style-name="P4"/>
        </draw:line>
        <draw:line draw:style-name="gr11" draw:text-style-name="P18" draw:layer="layout" svg:x1="10.824cm" svg:y1="13.231cm" svg:x2="10.824cm" svg:y2="11.654cm">
          <text:p text:style-name="P4"/>
        </draw:line>
        <draw:line draw:style-name="gr11" draw:text-style-name="P18" draw:layer="layout" svg:x1="14.761cm" svg:y1="13.245cm" svg:x2="14.761cm" svg:y2="12.39cm">
          <text:p text:style-name="P4"/>
        </draw:line>
        <draw:line draw:style-name="gr11" draw:text-style-name="P18" draw:layer="layout" svg:x1="18.285cm" svg:y1="13.24cm" svg:x2="18.285cm" svg:y2="12.385cm">
          <text:p text:style-name="P4"/>
        </draw:line>
        <draw:line draw:style-name="gr11" draw:text-style-name="P18" draw:layer="layout" svg:x1="22.133cm" svg:y1="13.23cm" svg:x2="22.133cm" svg:y2="12.399cm">
          <text:p text:style-name="P4"/>
        </draw:lin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17" draw:style-name="dp3" draw:master-page-name="cslc_5f_presentation_5f_template1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699cm" presentation:class="title" presentation:user-transformed="true">
          <draw:text-box>
            <text:p text:style-name="P4">Design example: Instruction decoder</text:p>
          </draw:text-box>
        </draw:frame>
        <draw:custom-shape draw:style-name="gr2" draw:text-style-name="P18" draw:layer="layout" svg:width="18.907cm" svg:height="5.623cm" svg:x="5.119cm" svg:y="9cm"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3" draw:text-style-name="P18" draw:layer="layout" svg:width="3.13cm" svg:height="2.617cm" svg:x="5.504cm" svg:y="9.77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9cm" svg:x="5.503cm" svg:y="10.11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8cm" svg:height="1.918cm" svg:x="8.441cm" svg:y="10.145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16cm" svg:x="9.228cm" svg:y="9.76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9.227cm" svg:y="10.10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2.165cm" svg:y="10.136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16cm" svg:x="13.106cm" svg:y="9.75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13.105cm" svg:y="10.09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6.043cm" svg:y="10.123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29cm" svg:height="2.617cm" svg:x="16.718cm" svg:y="9.77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9cm" svg:x="16.717cm" svg:y="10.11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9.654cm" svg:y="10.145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lue-point draw:id="4" svg:x="0.113cm" svg:y="5cm"/>
          <draw:glue-point draw:id="5" svg:x="0.423cm" svg:y="5cm"/>
          <draw:custom-shape draw:style-name="gr3" draw:text-style-name="P18" draw:layer="layout" svg:width="3.13cm" svg:height="2.617cm" svg:x="20.441cm" svg:y="9.78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20.44cm" svg:y="10.12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23.378cm" svg:y="10.155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2" draw:text-style-name="P30" draw:layer="layout" svg:width="0.826cm" svg:height="1.199cm" svg:x="6.555cm" svg:y="10.44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23" draw:text-style-name="P31" draw:layer="layout" svg:width="0.266cm" svg:height="0.197cm" svg:x="6.835cm" svg:y="11.442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17" draw:text-style-name="P3" draw:layer="layout" svg:width="1.282cm" svg:height="0.882cm" svg:x="6.389cm" svg:y="10.606cm">
          <draw:text-box>
            <text:p text:style-name="P4"><text:span text:style-name="T21">pcr</text:span></text:p>
          </draw:text-box>
        </draw:frame>
        <draw:g>
          <draw:custom-shape draw:style-name="gr24" draw:text-style-name="P30" draw:layer="layout" svg:width="1.79cm" svg:height="1.177cm" svg:x="9.933cm" svg:y="10.469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1" draw:layer="layout" svg:width="0.205cm" svg:height="0.193cm" svg:x="10.658cm" svg:y="11.44cm">
            <text:p text:style-name="P4"/>
            <draw:enhanced-geometry svg:viewBox="0 0 21600 21600" draw:mirror-horizontal="tru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frame draw:style-name="gr20" draw:text-style-name="P3" draw:layer="layout" svg:width="1.824cm" svg:height="1.513cm" svg:x="10.006cm" svg:y="10.366cm">
          <draw:text-box>
            <text:p text:style-name="P4"><text:span text:style-name="T21">instr_</text:span></text:p>
            <text:p text:style-name="P4"><text:span text:style-name="T21">mem</text:span></text:p>
          </draw:text-box>
        </draw:frame>
        <draw:frame draw:style-name="gr17" draw:text-style-name="P3" draw:layer="layout" svg:width="1.056cm" svg:height="0.882cm" svg:x="5.53cm" svg:y="9.615cm">
          <draw:text-box>
            <text:p text:style-name="P4"><text:span text:style-name="T21">pc</text:span></text:p>
          </draw:text-box>
        </draw:frame>
        <draw:frame draw:style-name="gr21" draw:text-style-name="P3" draw:layer="layout" svg:width="1.597cm" svg:height="0.882cm" svg:x="6.244cm" svg:y="9.786cm">
          <draw:text-box>
            <text:p text:style-name="P4"><text:span text:style-name="T21">pc_0</text:span></text:p>
          </draw:text-box>
        </draw:frame>
        <draw:g>
          <draw:line draw:style-name="gr10" draw:text-style-name="P18" draw:layer="layout" svg:x1="5.161cm" svg:y1="13.228cm" svg:x2="21.98cm" svg:y2="13.228cm">
            <draw:glue-point draw:id="4" svg:x="-3.845cm" svg:y="0cm"/>
            <draw:glue-point draw:id="5" svg:x="-1.627cm" svg:y="0cm"/>
            <draw:glue-point draw:id="6" svg:x="0.663cm" svg:y="0cm"/>
            <draw:glue-point draw:id="7" svg:x="2.799cm" svg:y="0cm"/>
            <text:p text:style-name="P4"/>
          </draw:line>
          <draw:line draw:style-name="gr10" draw:text-style-name="P18" draw:layer="layout" svg:x1="21.954cm" svg:y1="13.228cm" svg:x2="22.122cm" svg:y2="13.228cm">
            <text:p text:style-name="P4"/>
          </draw:line>
        </draw:g>
        <draw:frame draw:style-name="gr21" draw:text-style-name="P3" draw:layer="layout" svg:width="1.056cm" svg:height="0.882cm" svg:x="9.312cm" svg:y="9.633cm">
          <draw:text-box>
            <text:p text:style-name="P4"><text:span text:style-name="T21">im</text:span></text:p>
          </draw:text-box>
        </draw:frame>
        <draw:frame draw:style-name="gr17" draw:text-style-name="P3" draw:layer="layout" svg:width="1.607cm" svg:height="0.882cm" svg:x="10.06cm" svg:y="9.797cm">
          <draw:text-box>
            <text:p text:style-name="P4"><text:span text:style-name="T21">im_1</text:span></text:p>
          </draw:text-box>
        </draw:frame>
        <draw:connector draw:style-name="gr14" draw:text-style-name="P18" draw:layer="layout" draw:type="line" svg:x1="7.408cm" svg:y1="11.056cm" svg:x2="8.442cm" svg:y2="11.056cm">
          <text:p text:style-name="P4"/>
        </draw:connector>
        <draw:connector draw:style-name="gr14" draw:text-style-name="P18" draw:layer="layout" draw:type="line" svg:x1="8.627cm" svg:y1="11.056cm" svg:x2="9.221cm" svg:y2="11.056cm">
          <text:p text:style-name="P4"/>
        </draw:connector>
        <draw:connector draw:style-name="gr14" draw:text-style-name="P18" draw:layer="layout" draw:type="line" svg:x1="9.422cm" svg:y1="11.056cm" svg:x2="9.933cm" svg:y2="11.057cm">
          <text:p text:style-name="P4"/>
        </draw:connector>
        <draw:connector draw:style-name="gr14" draw:text-style-name="P18" draw:layer="layout" draw:type="line" svg:x1="11.724cm" svg:y1="11.056cm" svg:x2="12.165cm" svg:y2="11.056cm">
          <text:p text:style-name="P4"/>
        </draw:connector>
        <draw:connector draw:style-name="gr14" draw:text-style-name="P18" draw:layer="layout" draw:type="line" svg:x1="12.358cm" svg:y1="11.056cm" svg:x2="13.088cm" svg:y2="11.056cm">
          <text:p text:style-name="P4"/>
        </draw:connector>
        <draw:frame draw:style-name="gr17" draw:text-style-name="P3" draw:layer="layout" svg:width="1.389cm" svg:height="0.882cm" svg:x="16.772cm" svg:y="9.643cm">
          <draw:text-box>
            <text:p text:style-name="P4"><text:span text:style-name="T21">rf</text:span></text:p>
          </draw:text-box>
        </draw:frame>
        <draw:frame draw:style-name="gr21" draw:text-style-name="P3" draw:layer="layout" svg:width="1.389cm" svg:height="0.882cm" svg:x="20.489cm" svg:y="9.639cm">
          <draw:text-box>
            <text:p text:style-name="P4"><text:span text:style-name="T21">alu</text:span></text:p>
          </draw:text-box>
        </draw:frame>
        <draw:frame draw:style-name="gr21" draw:text-style-name="P3" draw:layer="layout" svg:width="2.344cm" svg:height="0.882cm" svg:x="5cm" svg:y="13.257cm">
          <draw:text-box>
            <text:p text:style-name="P4"><text:span text:style-name="T21">clk/reset</text:span></text:p>
          </draw:text-box>
        </draw:frame>
        <draw:frame draw:style-name="gr17" draw:text-style-name="P3" draw:layer="layout" svg:width="1.546cm" svg:height="0.882cm" svg:x="5.041cm" svg:y="9.004cm">
          <draw:text-box>
            <text:p text:style-name="P4"><text:span text:style-name="T21">chip</text:span></text:p>
          </draw:text-box>
        </draw:frame>
        <draw:frame draw:style-name="gr17" draw:text-style-name="P3" draw:layer="layout" svg:width="1.389cm" svg:height="0.882cm" svg:x="13.201cm" svg:y="9.666cm">
          <draw:text-box>
            <text:p text:style-name="P4"><text:span text:style-name="T21">id</text:span></text:p>
          </draw:text-box>
        </draw:frame>
        <draw:line draw:style-name="gr11" draw:text-style-name="P18" draw:layer="layout" svg:x1="6.963cm" svg:y1="13.218cm" svg:x2="6.963cm" svg:y2="11.641cm">
          <text:p text:style-name="P4"/>
        </draw:line>
        <draw:line draw:style-name="gr11" draw:text-style-name="P18" draw:layer="layout" svg:x1="10.824cm" svg:y1="13.231cm" svg:x2="10.824cm" svg:y2="11.654cm">
          <text:p text:style-name="P4"/>
        </draw:line>
        <draw:line draw:style-name="gr11" draw:text-style-name="P18" draw:layer="layout" svg:x1="14.691cm" svg:y1="13.241cm" svg:x2="14.691cm" svg:y2="11.645cm">
          <text:p text:style-name="P4"/>
        </draw:line>
        <draw:line draw:style-name="gr11" draw:text-style-name="P18" draw:layer="layout" svg:x1="18.285cm" svg:y1="13.24cm" svg:x2="18.285cm" svg:y2="12.385cm">
          <text:p text:style-name="P4"/>
        </draw:line>
        <draw:line draw:style-name="gr11" draw:text-style-name="P18" draw:layer="layout" svg:x1="22.133cm" svg:y1="13.23cm" svg:x2="22.133cm" svg:y2="12.399cm">
          <text:p text:style-name="P4"/>
        </draw:line>
        <draw:g draw:id="id1">
          <draw:g>
            <draw:custom-shape draw:style-name="gr26" draw:text-style-name="P30" draw:layer="layout" svg:width="0.836cm" svg:height="1.182cm" svg:x="14.261cm" svg:y="10.468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27" draw:text-style-name="P31" draw:layer="layout" svg:width="0.27cm" svg:height="0.194cm" svg:x="14.544cm" svg:y="11.456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28" draw:text-style-name="P3" draw:layer="layout" svg:width="1.302cm" svg:height="0.882cm" svg:x="14.054cm" svg:y="10.609cm">
          <draw:text-box>
            <text:p text:style-name="P4"><text:span text:style-name="T21">dec</text:span></text:p>
          </draw:text-box>
        </draw:frame>
        <draw:connector draw:style-name="gr14" draw:text-style-name="P18" draw:layer="layout" draw:type="line" svg:x1="13.291cm" svg:y1="11.058cm" svg:x2="14.261cm" svg:y2="11.059cm" draw:end-shape="id1" draw:end-glue-point="3">
          <text:p text:style-name="P4"/>
        </draw:connector>
        <draw:connector draw:style-name="gr14" draw:text-style-name="P18" draw:layer="layout" draw:type="line" svg:x1="15.118cm" svg:y1="11.033cm" svg:x2="16.05cm" svg:y2="11.034cm">
          <text:p text:style-name="P4"/>
        </draw:connector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18" draw:style-name="dp3" draw:master-page-name="cslc_5f_presentation_5f_template1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699cm" presentation:class="title" presentation:user-transformed="true">
          <draw:text-box>
            <text:p text:style-name="P4">Design example: Register file</text:p>
          </draw:text-box>
        </draw:frame>
        <draw:custom-shape draw:style-name="gr2" draw:text-style-name="P18" draw:layer="layout" svg:width="18.907cm" svg:height="5.623cm" svg:x="5.132cm" svg:y="9cm"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3" draw:text-style-name="P18" draw:layer="layout" svg:width="3.13cm" svg:height="2.617cm" svg:x="5.504cm" svg:y="9.77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9cm" svg:x="5.503cm" svg:y="10.11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8cm" svg:height="1.918cm" svg:x="8.441cm" svg:y="10.145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16cm" svg:x="9.228cm" svg:y="9.76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9.227cm" svg:y="10.10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2.165cm" svg:y="10.136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16cm" svg:x="13.106cm" svg:y="9.75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13.105cm" svg:y="10.09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6.043cm" svg:y="10.123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29cm" svg:height="2.617cm" svg:x="16.718cm" svg:y="9.77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9cm" svg:x="16.717cm" svg:y="10.11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9.654cm" svg:y="10.145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lue-point draw:id="4" svg:x="0.113cm" svg:y="5cm"/>
          <draw:glue-point draw:id="5" svg:x="0.423cm" svg:y="5cm"/>
          <draw:custom-shape draw:style-name="gr3" draw:text-style-name="P18" draw:layer="layout" svg:width="3.13cm" svg:height="2.617cm" svg:x="20.441cm" svg:y="9.78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20.44cm" svg:y="10.12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23.378cm" svg:y="10.155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9" draw:text-style-name="P30" draw:layer="layout" svg:width="0.826cm" svg:height="1.199cm" svg:x="6.555cm" svg:y="10.44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30" draw:text-style-name="P31" draw:layer="layout" svg:width="0.266cm" svg:height="0.197cm" svg:x="6.835cm" svg:y="11.442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17" draw:text-style-name="P3" draw:layer="layout" svg:width="1.282cm" svg:height="0.882cm" svg:x="6.389cm" svg:y="10.606cm">
          <draw:text-box>
            <text:p text:style-name="P4"><text:span text:style-name="T21">pcr</text:span></text:p>
          </draw:text-box>
        </draw:frame>
        <draw:g>
          <draw:custom-shape draw:style-name="gr31" draw:text-style-name="P30" draw:layer="layout" svg:width="1.79cm" svg:height="1.177cm" svg:x="9.933cm" svg:y="10.469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1" draw:layer="layout" svg:width="0.205cm" svg:height="0.193cm" svg:x="10.658cm" svg:y="11.44cm">
            <text:p text:style-name="P4"/>
            <draw:enhanced-geometry svg:viewBox="0 0 21600 21600" draw:mirror-horizontal="tru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frame draw:style-name="gr20" draw:text-style-name="P3" draw:layer="layout" svg:width="1.824cm" svg:height="1.513cm" svg:x="10.006cm" svg:y="10.366cm">
          <draw:text-box>
            <text:p text:style-name="P4"><text:span text:style-name="T21">instr_</text:span></text:p>
            <text:p text:style-name="P4"><text:span text:style-name="T21">mem</text:span></text:p>
          </draw:text-box>
        </draw:frame>
        <draw:frame draw:style-name="gr17" draw:text-style-name="P3" draw:layer="layout" svg:width="1.056cm" svg:height="0.882cm" svg:x="5.53cm" svg:y="9.615cm">
          <draw:text-box>
            <text:p text:style-name="P4"><text:span text:style-name="T21">pc</text:span></text:p>
          </draw:text-box>
        </draw:frame>
        <draw:frame draw:style-name="gr21" draw:text-style-name="P3" draw:layer="layout" svg:width="1.597cm" svg:height="0.882cm" svg:x="6.244cm" svg:y="9.786cm">
          <draw:text-box>
            <text:p text:style-name="P4"><text:span text:style-name="T21">pc_0</text:span></text:p>
          </draw:text-box>
        </draw:frame>
        <draw:g>
          <draw:line draw:style-name="gr10" draw:text-style-name="P18" draw:layer="layout" svg:x1="5.161cm" svg:y1="13.228cm" svg:x2="21.98cm" svg:y2="13.228cm">
            <draw:glue-point draw:id="4" svg:x="-3.845cm" svg:y="0cm"/>
            <draw:glue-point draw:id="5" svg:x="-1.627cm" svg:y="0cm"/>
            <draw:glue-point draw:id="6" svg:x="0.663cm" svg:y="0cm"/>
            <draw:glue-point draw:id="7" svg:x="2.799cm" svg:y="0cm"/>
            <text:p text:style-name="P4"/>
          </draw:line>
          <draw:line draw:style-name="gr10" draw:text-style-name="P18" draw:layer="layout" svg:x1="21.954cm" svg:y1="13.228cm" svg:x2="22.122cm" svg:y2="13.228cm">
            <text:p text:style-name="P4"/>
          </draw:line>
        </draw:g>
        <draw:frame draw:style-name="gr21" draw:text-style-name="P3" draw:layer="layout" svg:width="1.056cm" svg:height="0.882cm" svg:x="9.312cm" svg:y="9.633cm">
          <draw:text-box>
            <text:p text:style-name="P4"><text:span text:style-name="T21">im</text:span></text:p>
          </draw:text-box>
        </draw:frame>
        <draw:frame draw:style-name="gr17" draw:text-style-name="P3" draw:layer="layout" svg:width="1.607cm" svg:height="0.882cm" svg:x="10.06cm" svg:y="9.797cm">
          <draw:text-box>
            <text:p text:style-name="P4"><text:span text:style-name="T21">im_1</text:span></text:p>
          </draw:text-box>
        </draw:frame>
        <draw:connector draw:style-name="gr14" draw:text-style-name="P18" draw:layer="layout" draw:type="line" svg:x1="7.408cm" svg:y1="11.056cm" svg:x2="8.442cm" svg:y2="11.056cm">
          <text:p text:style-name="P4"/>
        </draw:connector>
        <draw:connector draw:style-name="gr14" draw:text-style-name="P18" draw:layer="layout" draw:type="line" svg:x1="8.627cm" svg:y1="11.056cm" svg:x2="9.221cm" svg:y2="11.056cm">
          <text:p text:style-name="P4"/>
        </draw:connector>
        <draw:connector draw:style-name="gr14" draw:text-style-name="P18" draw:layer="layout" draw:type="line" svg:x1="9.422cm" svg:y1="11.056cm" svg:x2="9.933cm" svg:y2="11.057cm">
          <text:p text:style-name="P4"/>
        </draw:connector>
        <draw:connector draw:style-name="gr14" draw:text-style-name="P18" draw:layer="layout" draw:type="line" svg:x1="11.724cm" svg:y1="11.056cm" svg:x2="12.165cm" svg:y2="11.056cm">
          <text:p text:style-name="P4"/>
        </draw:connector>
        <draw:connector draw:style-name="gr14" draw:text-style-name="P18" draw:layer="layout" draw:type="line" svg:x1="12.358cm" svg:y1="11.056cm" svg:x2="13.088cm" svg:y2="11.056cm">
          <text:p text:style-name="P4"/>
        </draw:connector>
        <draw:frame draw:style-name="gr17" draw:text-style-name="P3" draw:layer="layout" svg:width="1.389cm" svg:height="0.882cm" svg:x="16.772cm" svg:y="9.643cm">
          <draw:text-box>
            <text:p text:style-name="P4"><text:span text:style-name="T21">rf</text:span></text:p>
          </draw:text-box>
        </draw:frame>
        <draw:frame draw:style-name="gr21" draw:text-style-name="P3" draw:layer="layout" svg:width="1.389cm" svg:height="0.882cm" svg:x="20.489cm" svg:y="9.639cm">
          <draw:text-box>
            <text:p text:style-name="P4"><text:span text:style-name="T21">alu</text:span></text:p>
          </draw:text-box>
        </draw:frame>
        <draw:frame draw:style-name="gr21" draw:text-style-name="P3" draw:layer="layout" svg:width="2.344cm" svg:height="0.882cm" svg:x="5cm" svg:y="13.257cm">
          <draw:text-box>
            <text:p text:style-name="P4"><text:span text:style-name="T21">clk/reset</text:span></text:p>
          </draw:text-box>
        </draw:frame>
        <draw:frame draw:style-name="gr17" draw:text-style-name="P3" draw:layer="layout" svg:width="1.546cm" svg:height="0.882cm" svg:x="5.041cm" svg:y="9.004cm">
          <draw:text-box>
            <text:p text:style-name="P4"><text:span text:style-name="T21">chip</text:span></text:p>
          </draw:text-box>
        </draw:frame>
        <draw:frame draw:style-name="gr17" draw:text-style-name="P3" draw:layer="layout" svg:width="1.389cm" svg:height="0.882cm" svg:x="13.201cm" svg:y="9.666cm">
          <draw:text-box>
            <text:p text:style-name="P4"><text:span text:style-name="T21">id</text:span></text:p>
          </draw:text-box>
        </draw:frame>
        <draw:line draw:style-name="gr11" draw:text-style-name="P18" draw:layer="layout" svg:x1="6.975cm" svg:y1="13.218cm" svg:x2="6.975cm" svg:y2="11.641cm">
          <text:p text:style-name="P4"/>
        </draw:line>
        <draw:line draw:style-name="gr11" draw:text-style-name="P18" draw:layer="layout" svg:x1="10.824cm" svg:y1="13.231cm" svg:x2="10.824cm" svg:y2="11.654cm">
          <text:p text:style-name="P4"/>
        </draw:line>
        <draw:line draw:style-name="gr11" draw:text-style-name="P18" draw:layer="layout" svg:x1="14.691cm" svg:y1="13.241cm" svg:x2="14.691cm" svg:y2="11.645cm">
          <text:p text:style-name="P4"/>
        </draw:line>
        <draw:line draw:style-name="gr11" draw:text-style-name="P18" draw:layer="layout" svg:x1="18.316cm" svg:y1="13.221cm" svg:x2="18.316cm" svg:y2="11.612cm">
          <text:p text:style-name="P4"/>
        </draw:line>
        <draw:line draw:style-name="gr11" draw:text-style-name="P18" draw:layer="layout" svg:x1="22.133cm" svg:y1="13.23cm" svg:x2="22.133cm" svg:y2="12.399cm">
          <text:p text:style-name="P4"/>
        </draw:line>
        <draw:g draw:id="id2">
          <draw:g>
            <draw:custom-shape draw:style-name="gr33" draw:text-style-name="P30" draw:layer="layout" svg:width="0.836cm" svg:height="1.182cm" svg:x="14.261cm" svg:y="10.468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34" draw:text-style-name="P31" draw:layer="layout" svg:width="0.27cm" svg:height="0.194cm" svg:x="14.544cm" svg:y="11.456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28" draw:text-style-name="P3" draw:layer="layout" svg:width="1.302cm" svg:height="0.882cm" svg:x="14.054cm" svg:y="10.609cm">
          <draw:text-box>
            <text:p text:style-name="P4"><text:span text:style-name="T21">dec</text:span></text:p>
          </draw:text-box>
        </draw:frame>
        <draw:connector draw:style-name="gr14" draw:text-style-name="P18" draw:layer="layout" draw:type="line" svg:x1="13.291cm" svg:y1="11.058cm" svg:x2="14.261cm" svg:y2="11.059cm" draw:end-shape="id2" draw:end-glue-point="3">
          <text:p text:style-name="P4"/>
        </draw:connector>
        <draw:connector draw:style-name="gr14" draw:text-style-name="P18" draw:layer="layout" draw:type="line" svg:x1="15.118cm" svg:y1="11.033cm" svg:x2="16.05cm" svg:y2="11.034cm">
          <text:p text:style-name="P4"/>
        </draw:connector>
        <draw:g>
          <draw:g>
            <draw:g>
              <draw:g>
                <draw:custom-shape draw:style-name="gr35" draw:text-style-name="P30" draw:layer="layout" svg:width="1.79cm" svg:height="1.177cm" svg:x="17.426cm" svg:y="10.45cm">
                  <text:p text:style-name="P4"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31" draw:layer="layout" svg:width="0.205cm" svg:height="0.193cm" svg:x="18.151cm" svg:y="11.421cm">
                  <text:p text:style-name="P4"/>
                  <draw:enhanced-geometry svg:viewBox="0 0 21600 21600" draw:mirror-horizontal="true" draw:mirror-vertical="false" draw:glue-points="10800 0 5400 10800 10800 21600 16200 10800" draw:text-areas="5400 10800 16200 21600" draw:type="flowchart-extract" draw:enhanced-path="M 10800 0 L 21600 21600 0 21600 10800 0 Z N"/>
                </draw:custom-shape>
              </draw:g>
              <draw:frame draw:style-name="gr20" draw:text-style-name="P3" draw:layer="layout" svg:width="1.927cm" svg:height="1.513cm" svg:x="17.397cm" svg:y="10.354cm">
                <draw:text-box>
                  <text:p text:style-name="P4"><text:span text:style-name="T21"><text:s text:c="3"/></text:span><text:span text:style-name="T21">rf</text:span></text:p>
                  <text:p text:style-name="P4"><text:span text:style-name="T21">32x32</text:span></text:p>
                </draw:text-box>
              </draw:frame>
            </draw:g>
            <draw:connector draw:style-name="gr14" draw:text-style-name="P18" draw:layer="layout" draw:type="line" svg:x1="16.909cm" svg:y1="11.013cm" svg:x2="17.42cm" svg:y2="11.014cm">
              <text:p text:style-name="P4"/>
            </draw:connector>
          </draw:g>
          <draw:connector draw:style-name="gr14" draw:text-style-name="P18" draw:layer="layout" draw:type="line" svg:x1="19.211cm" svg:y1="11.013cm" svg:x2="19.652cm" svg:y2="11.013cm">
            <text:p text:style-name="P4"/>
          </draw:connector>
        </draw:g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10" draw:text-style-name="P26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19" draw:style-name="dp3" draw:master-page-name="cslc_5f_presentation_5f_template1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699cm" presentation:class="title" presentation:user-transformed="true">
          <draw:text-box>
            <text:p text:style-name="P4">Design example: ALU</text:p>
          </draw:text-box>
        </draw:frame>
        <draw:custom-shape draw:style-name="gr2" draw:text-style-name="P18" draw:layer="layout" svg:width="18.907cm" svg:height="5.623cm" svg:x="5.132cm" svg:y="9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13cm" svg:height="2.617cm" svg:x="5.504cm" svg:y="9.775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94cm" svg:height="1.919cm" svg:x="5.503cm" svg:y="10.114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88cm" svg:height="1.918cm" svg:x="8.441cm" svg:y="10.145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13cm" svg:height="2.616cm" svg:x="9.228cm" svg:y="9.767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94cm" svg:height="1.918cm" svg:x="9.227cm" svg:y="10.106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89cm" svg:height="1.918cm" svg:x="12.165cm" svg:y="10.136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13cm" svg:height="2.616cm" svg:x="13.106cm" svg:y="9.754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94cm" svg:height="1.918cm" svg:x="13.105cm" svg:y="10.093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id="id4" draw:layer="layout" svg:width="0.189cm" svg:height="1.918cm" svg:x="16.043cm" svg:y="10.123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129cm" svg:height="2.617cm" svg:x="16.718cm" svg:y="9.775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id="id5" draw:layer="layout" svg:width="0.194cm" svg:height="1.919cm" svg:x="16.717cm" svg:y="10.114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id="id6" draw:layer="layout" svg:width="0.189cm" svg:height="1.918cm" svg:x="19.654cm" svg:y="10.145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13cm" svg:height="2.617cm" svg:x="20.441cm" svg:y="9.785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id="id7" draw:layer="layout" svg:width="0.194cm" svg:height="1.918cm" svg:x="20.44cm" svg:y="10.17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89cm" svg:height="1.918cm" svg:x="23.378cm" svg:y="10.155cm">
          <text:p text:style-name="P4"/>
          <draw:enhanced-geometry svg:viewBox="0 0 21600 21600" draw:type="rectangle" draw:enhanced-path="M 0 0 L 21600 0 21600 21600 0 21600 0 0 Z N"/>
        </draw:custom-shape>
        <draw:g>
          <draw:g>
            <draw:custom-shape draw:style-name="gr38" draw:text-style-name="P27" draw:layer="layout" svg:width="0.826cm" svg:height="1.199cm" svg:x="6.555cm" svg:y="10.44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39" draw:text-style-name="P28" draw:layer="layout" svg:width="0.266cm" svg:height="0.197cm" svg:x="6.835cm" svg:y="11.442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17" draw:text-style-name="P29" draw:layer="layout" svg:width="1.282cm" svg:height="0.882cm" svg:x="6.389cm" svg:y="10.606cm">
          <draw:text-box>
            <text:p text:style-name="P4"><text:span text:style-name="T22">pcr</text:span></text:p>
          </draw:text-box>
        </draw:frame>
        <draw:g>
          <draw:custom-shape draw:style-name="gr40" draw:text-style-name="P27" draw:layer="layout" svg:width="1.79cm" svg:height="1.177cm" svg:x="9.933cm" svg:y="10.469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8" draw:layer="layout" svg:width="0.205cm" svg:height="0.193cm" svg:x="10.658cm" svg:y="11.44cm">
            <text:p text:style-name="P4"/>
            <draw:enhanced-geometry svg:viewBox="0 0 21600 21600" draw:mirror-horizontal="tru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frame draw:style-name="gr20" draw:text-style-name="P29" draw:layer="layout" svg:width="1.824cm" svg:height="1.513cm" svg:x="10.006cm" svg:y="10.366cm">
          <draw:text-box>
            <text:p text:style-name="P4"><text:span text:style-name="T22">instr_</text:span></text:p>
            <text:p text:style-name="P4"><text:span text:style-name="T22">mem</text:span></text:p>
          </draw:text-box>
        </draw:frame>
        <draw:frame draw:style-name="gr17" draw:text-style-name="P29" draw:layer="layout" svg:width="1.056cm" svg:height="0.882cm" svg:x="5.53cm" svg:y="9.615cm">
          <draw:text-box>
            <text:p text:style-name="P4"><text:span text:style-name="T22">pc</text:span></text:p>
          </draw:text-box>
        </draw:frame>
        <draw:frame draw:style-name="gr21" draw:text-style-name="P29" draw:layer="layout" svg:width="1.597cm" svg:height="0.882cm" svg:x="6.244cm" svg:y="9.786cm">
          <draw:text-box>
            <text:p text:style-name="P4"><text:span text:style-name="T22">pc_0</text:span></text:p>
          </draw:text-box>
        </draw:frame>
        <draw:g>
          <draw:line draw:style-name="gr10" draw:text-style-name="P10" draw:layer="layout" svg:x1="5.161cm" svg:y1="13.228cm" svg:x2="21.98cm" svg:y2="13.228cm">
            <draw:glue-point draw:id="4" svg:x="-3.845cm" svg:y="0cm"/>
            <draw:glue-point draw:id="5" svg:x="-1.627cm" svg:y="0cm"/>
            <draw:glue-point draw:id="6" svg:x="0.663cm" svg:y="0cm"/>
            <draw:glue-point draw:id="7" svg:x="2.799cm" svg:y="0cm"/>
            <text:p text:style-name="P4"/>
          </draw:line>
          <draw:line draw:style-name="gr10" draw:text-style-name="P10" draw:layer="layout" svg:x1="21.954cm" svg:y1="13.228cm" svg:x2="22.122cm" svg:y2="13.228cm">
            <text:p text:style-name="P4"/>
          </draw:line>
        </draw:g>
        <draw:frame draw:style-name="gr21" draw:text-style-name="P29" draw:layer="layout" svg:width="1.056cm" svg:height="0.882cm" svg:x="9.312cm" svg:y="9.633cm">
          <draw:text-box>
            <text:p text:style-name="P4"><text:span text:style-name="T22">im</text:span></text:p>
          </draw:text-box>
        </draw:frame>
        <draw:frame draw:style-name="gr17" draw:text-style-name="P29" draw:layer="layout" svg:width="1.607cm" svg:height="0.882cm" svg:x="10.06cm" svg:y="9.797cm">
          <draw:text-box>
            <text:p text:style-name="P4"><text:span text:style-name="T22">im_1</text:span></text:p>
          </draw:text-box>
        </draw:frame>
        <draw:connector draw:style-name="gr14" draw:text-style-name="P10" draw:layer="layout" draw:type="line" svg:x1="7.408cm" svg:y1="11.056cm" svg:x2="8.442cm" svg:y2="11.056cm">
          <text:p text:style-name="P4"/>
        </draw:connector>
        <draw:connector draw:style-name="gr14" draw:text-style-name="P10" draw:layer="layout" draw:type="line" svg:x1="8.627cm" svg:y1="11.056cm" svg:x2="9.221cm" svg:y2="11.056cm">
          <text:p text:style-name="P4"/>
        </draw:connector>
        <draw:connector draw:style-name="gr14" draw:text-style-name="P10" draw:layer="layout" draw:type="line" svg:x1="9.422cm" svg:y1="11.056cm" svg:x2="9.933cm" svg:y2="11.057cm">
          <text:p text:style-name="P4"/>
        </draw:connector>
        <draw:connector draw:style-name="gr14" draw:text-style-name="P10" draw:layer="layout" draw:type="line" svg:x1="11.724cm" svg:y1="11.056cm" svg:x2="12.165cm" svg:y2="11.056cm">
          <text:p text:style-name="P4"/>
        </draw:connector>
        <draw:connector draw:style-name="gr14" draw:text-style-name="P10" draw:layer="layout" draw:type="line" svg:x1="12.358cm" svg:y1="11.056cm" svg:x2="13.088cm" svg:y2="11.056cm">
          <text:p text:style-name="P4"/>
        </draw:connector>
        <draw:frame draw:style-name="gr17" draw:text-style-name="P29" draw:layer="layout" svg:width="1.389cm" svg:height="0.882cm" svg:x="16.772cm" svg:y="9.643cm">
          <draw:text-box>
            <text:p text:style-name="P4"><text:span text:style-name="T22">rf</text:span></text:p>
          </draw:text-box>
        </draw:frame>
        <draw:frame draw:style-name="gr21" draw:text-style-name="P29" draw:layer="layout" svg:width="1.389cm" svg:height="0.882cm" svg:x="20.489cm" svg:y="9.639cm">
          <draw:text-box>
            <text:p text:style-name="P4"><text:span text:style-name="T22">alu</text:span></text:p>
          </draw:text-box>
        </draw:frame>
        <draw:frame draw:style-name="gr21" draw:text-style-name="P29" draw:layer="layout" svg:width="2.344cm" svg:height="0.882cm" svg:x="5cm" svg:y="13.257cm">
          <draw:text-box>
            <text:p text:style-name="P4"><text:span text:style-name="T22">clk/reset</text:span></text:p>
          </draw:text-box>
        </draw:frame>
        <draw:frame draw:style-name="gr17" draw:text-style-name="P29" draw:layer="layout" svg:width="1.546cm" svg:height="0.882cm" svg:x="5.041cm" svg:y="9.004cm">
          <draw:text-box>
            <text:p text:style-name="P4"><text:span text:style-name="T22">chip</text:span></text:p>
          </draw:text-box>
        </draw:frame>
        <draw:frame draw:style-name="gr17" draw:text-style-name="P29" draw:layer="layout" svg:width="1.389cm" svg:height="0.882cm" svg:x="13.201cm" svg:y="9.666cm">
          <draw:text-box>
            <text:p text:style-name="P4"><text:span text:style-name="T22">id</text:span></text:p>
          </draw:text-box>
        </draw:frame>
        <draw:line draw:style-name="gr11" draw:text-style-name="P10" draw:layer="layout" svg:x1="6.975cm" svg:y1="13.218cm" svg:x2="6.975cm" svg:y2="11.641cm">
          <text:p text:style-name="P4"/>
        </draw:line>
        <draw:line draw:style-name="gr11" draw:text-style-name="P10" draw:layer="layout" svg:x1="10.824cm" svg:y1="13.231cm" svg:x2="10.824cm" svg:y2="11.654cm">
          <text:p text:style-name="P4"/>
        </draw:line>
        <draw:line draw:style-name="gr11" draw:text-style-name="P10" draw:layer="layout" svg:x1="14.691cm" svg:y1="13.241cm" svg:x2="14.691cm" svg:y2="11.645cm">
          <text:p text:style-name="P4"/>
        </draw:line>
        <draw:line draw:style-name="gr11" draw:text-style-name="P10" draw:layer="layout" svg:x1="18.316cm" svg:y1="13.221cm" svg:x2="18.316cm" svg:y2="11.612cm">
          <text:p text:style-name="P4"/>
        </draw:line>
        <draw:line draw:style-name="gr11" draw:text-style-name="P10" draw:layer="layout" svg:x1="22.133cm" svg:y1="13.23cm" svg:x2="22.133cm" svg:y2="12.399cm">
          <text:p text:style-name="P4"/>
        </draw:line>
        <draw:g draw:id="id3">
          <draw:g>
            <draw:custom-shape draw:style-name="gr42" draw:text-style-name="P27" draw:layer="layout" svg:width="0.836cm" svg:height="1.182cm" svg:x="14.261cm" svg:y="10.468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43" draw:text-style-name="P28" draw:layer="layout" svg:width="0.27cm" svg:height="0.194cm" svg:x="14.544cm" svg:y="11.456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28" draw:text-style-name="P29" draw:layer="layout" svg:width="1.302cm" svg:height="0.882cm" svg:x="14.054cm" svg:y="10.609cm">
          <draw:text-box>
            <text:p text:style-name="P4"><text:span text:style-name="T22">dec</text:span></text:p>
          </draw:text-box>
        </draw:frame>
        <draw:connector draw:style-name="gr14" draw:text-style-name="P10" draw:layer="layout" draw:type="line" svg:x1="13.291cm" svg:y1="11.058cm" svg:x2="14.261cm" svg:y2="11.059cm" draw:end-shape="id3" draw:end-glue-point="3">
          <text:p text:style-name="P4"/>
        </draw:connector>
        <draw:connector draw:style-name="gr14" draw:text-style-name="P10" draw:layer="layout" draw:type="line" svg:x1="15.118cm" svg:y1="11.033cm" svg:x2="16.05cm" svg:y2="11.034cm">
          <text:p text:style-name="P4"/>
        </draw:connector>
        <draw:g>
          <draw:g>
            <draw:g>
              <draw:g>
                <draw:custom-shape draw:style-name="gr44" draw:text-style-name="P27" draw:layer="layout" svg:width="1.79cm" svg:height="1.177cm" svg:x="17.426cm" svg:y="10.45cm">
                  <text:p text:style-name="P4"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5" draw:text-style-name="P28" draw:layer="layout" svg:width="0.205cm" svg:height="0.193cm" svg:x="18.151cm" svg:y="11.421cm">
                  <text:p text:style-name="P4"/>
                  <draw:enhanced-geometry svg:viewBox="0 0 21600 21600" draw:mirror-horizontal="true" draw:mirror-vertical="false" draw:glue-points="10800 0 5400 10800 10800 21600 16200 10800" draw:text-areas="5400 10800 16200 21600" draw:type="flowchart-extract" draw:enhanced-path="M 10800 0 L 21600 21600 0 21600 10800 0 Z N"/>
                </draw:custom-shape>
              </draw:g>
              <draw:frame draw:style-name="gr20" draw:text-style-name="P29" draw:layer="layout" svg:width="1.927cm" svg:height="1.513cm" svg:x="17.397cm" svg:y="10.354cm">
                <draw:text-box>
                  <text:p text:style-name="P4"><text:span text:style-name="T22"><text:s text:c="3"/></text:span><text:span text:style-name="T22">rf</text:span></text:p>
                  <text:p text:style-name="P4"><text:span text:style-name="T22">32x32</text:span></text:p>
                </draw:text-box>
              </draw:frame>
            </draw:g>
            <draw:connector draw:style-name="gr14" draw:text-style-name="P10" draw:layer="layout" draw:type="line" svg:x1="16.909cm" svg:y1="11.013cm" svg:x2="17.42cm" svg:y2="11.014cm">
              <text:p text:style-name="P4"/>
            </draw:connector>
          </draw:g>
          <draw:connector draw:style-name="gr14" draw:text-style-name="P10" draw:layer="layout" draw:type="line" svg:x1="19.211cm" svg:y1="11.013cm" svg:x2="19.652cm" svg:y2="11.013cm">
            <text:p text:style-name="P4"/>
          </draw:connector>
        </draw:g>
        <draw:custom-shape draw:style-name="gr37" draw:text-style-name="P10" draw:layer="layout" svg:width="0.82cm" svg:height="0.639cm" svg:x="21.633cm" svg:y="10.197cm">
          <text:p text:style-name="P4"/>
          <draw:enhanced-geometry svg:viewBox="0 0 21600 21600" draw:type="rectangle" draw:enhanced-path="M 0 0 L 21600 0 21600 21600 0 21600 0 0 Z N"/>
        </draw:custom-shape>
        <draw:frame draw:style-name="gr46" draw:text-style-name="P29" draw:layer="layout" svg:width="1.424cm" svg:height="0.882cm" svg:x="21.417cm" svg:y="10.145cm">
          <draw:text-box>
            <text:p text:style-name="P4"><text:span text:style-name="T22">+/-</text:span></text:p>
          </draw:text-box>
        </draw:frame>
        <draw:custom-shape draw:style-name="gr37" draw:text-style-name="P10" draw:layer="layout" svg:width="0.827cm" svg:height="1.088cm" svg:x="21.639cm" svg:y="10.98cm">
          <text:p text:style-name="P4"/>
          <draw:enhanced-geometry svg:viewBox="0 0 21600 21600" draw:type="rectangle" draw:enhanced-path="M 0 0 L 21600 0 21600 21600 0 21600 0 0 Z N"/>
        </draw:custom-shape>
        <draw:frame draw:style-name="gr47" draw:text-style-name="P29" draw:layer="layout" svg:width="1.641cm" svg:height="0.882cm" svg:x="21.447cm" svg:y="11.161cm">
          <draw:text-box>
            <text:p text:style-name="P4"><text:span text:style-name="T22">&lt;&lt;</text:span></text:p>
          </draw:text-box>
        </draw:frame>
        <draw:frame draw:style-name="gr48" draw:text-style-name="P29" draw:layer="layout" svg:width="0.822cm" svg:height="0.882cm" svg:x="21.656cm" svg:y="10.842cm">
          <draw:text-box>
            <text:p text:style-name="P4"><text:span text:style-name="T22">O</text:span></text:p>
          </draw:text-box>
        </draw:frame>
        <draw:frame draw:style-name="gr49" draw:text-style-name="P29" draw:layer="layout" svg:width="1.291cm" svg:height="0.882cm" svg:x="21.486cm" svg:y="11.489cm">
          <draw:text-box>
            <text:p text:style-name="P4"><text:span text:style-name="T22">&gt;&gt;</text:span></text:p>
          </draw:text-box>
        </draw:frame>
        <draw:connector draw:style-name="gr50" draw:text-style-name="P18" draw:layer="layout" draw:type="line" svg:x1="16.232cm" svg:y1="11.082cm" svg:x2="16.717cm" svg:y2="11.073cm" draw:start-shape="id4" draw:start-glue-point="1" draw:end-shape="id5" draw:end-glue-point="3">
          <text:p text:style-name="P4"/>
        </draw:connector>
        <draw:connector draw:style-name="gr50" draw:text-style-name="P18" draw:layer="layout" draw:type="line" svg:x1="19.843cm" svg:y1="11.104cm" svg:x2="20.44cm" svg:y2="11.129cm" draw:start-shape="id6" draw:start-glue-point="1" draw:end-shape="id7" draw:end-glue-point="3">
          <text:p text:style-name="P4"/>
        </draw:connector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10" draw:text-style-name="P26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20" draw:style-name="dp3" draw:master-page-name="cslc_5f_presentation_5f_templat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user-transformed="true">
          <draw:text-box>
            <text:p text:style-name="P4">Design example: Write logic </text:p>
          </draw:text-box>
        </draw:frame>
        <draw:frame presentation:style-name="pr14" draw:text-style-name="P6" draw:layer="layout" svg:width="24.369cm" svg:height="15.445cm" svg:x="2.058cm" svg:y="3.728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21" draw:style-name="dp3" draw:master-page-name="cslc_5f_presentation_5f_template1" presentation:presentation-page-layout-name="AL1T19" presentation:use-footer-name="ftr1" presentation:use-date-time-name="dtd1">
        <office:forms form:automatic-focus="false" form:apply-design-mode="false"/>
        <draw:frame presentation:style-name="pr13" draw:text-style-name="P4" draw:layer="layout" svg:width="23.912cm" svg:height="3.507cm" svg:x="2cm" svg:y="0.451cm" presentation:class="title">
          <draw:text-box>
            <text:p text:style-name="P4">Design example. Generate testbench and verification components 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22" draw:style-name="dp3" draw:master-page-name="cslc_5f_presentation_5f_templat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user-transformed="true">
          <draw:text-box>
            <text:p text:style-name="P4">Design example. Write C++ model </text:p>
          </draw:text-box>
        </draw:frame>
        <draw:frame presentation:style-name="pr14" draw:text-style-name="P6" draw:layer="layout" svg:width="24.369cm" svg:height="15.445cm" svg:x="2.058cm" svg:y="3.728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draw:page draw:name="page23" draw:style-name="dp3" draw:master-page-name="cslc_5f_presentation_5f_template1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Design example. Simulate the design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10" draw:text-style-name="P4" draw:layer="layout" svg:width="14.518cm" svg:height="13.365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cslc_5f_presentation_5f_template1-title" style:display-name="cslc_presentation_template1-title" style:family="presentation">
      <style:graphic-properties draw:stroke="none" draw:fill="none" draw:textarea-vertical-align="middle">
        <text:list-style style:name="cslc_5f_5f_5f_presentation_5f_5f_5f_template1-title" style:display-name="cslc_5f_presentation_5f_template1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swiss" style:font-pitch="variable" fo:font-size="32pt" fo:font-style="italic" fo:text-shadow="none" style:text-underline-style="none" fo:font-weight="bold" style:font-size-asian="24pt" style:font-size-complex="24pt"/>
    </style:style>
    <style:style style:name="cslc_5f_presentation_5f_template1-subtitle" style:display-name="cslc_presentation_template1-subtitle" style:family="presentation">
      <style:graphic-properties draw:stroke="none" draw:fill="none" draw:textarea-vertical-align="middle">
        <text:list-style style:name="cslc_5f_5f_5f_presentation_5f_5f_5f_template1-subtitle" style:display-name="cslc_5f_presentation_5f_template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cslc_5f_presentation_5f_template1-background" style:display-name="cslc_presentation_template1-background" style:family="presentation">
      <style:graphic-properties draw:stroke="none" draw:fill="solid" draw:fill-color="#666699" draw:fill-gradient-name="Gradient_20_1" draw:fill-image-width="1cm" draw:fill-image-height="1cm"/>
    </style:style>
    <style:style style:name="cslc_5f_presentation_5f_template1-backgroundobjects" style:display-name="cslc_presentation_template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cslc_5f_presentation_5f_template1-notes" style:display-name="cslc_presentation_template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cslc_5f_presentation_5f_template1-outline1" style:display-name="cslc_presentation_template1-outline1" style:family="presentation">
      <style:graphic-properties draw:stroke="none" draw:fill="none">
        <text:list-style style:name="cslc_5f_5f_5f_presentation_5f_5f_5f_template1-outline1" style:display-name="cslc_5f_presentation_5f_template1-outline1">
          <text:list-level-style-bullet text:level="1" text:bullet-char="•">
            <style:list-level-properties text:space-before="0.3cm" text:min-label-width="0.9cm"/>
            <style:text-properties fo:font-family="'Luxi Sans'" style:font-style-name="Regular" style:font-family-generic="swiss" style:font-pitch="variable" fo:color="#e6e6e6" fo:font-size="100%"/>
          </text:list-level-style-bullet>
          <text:list-level-style-bullet text:level="2" text:bullet-char="•">
            <style:list-level-properties text:space-before="1.6cm" text:min-label-width="0.8cm"/>
            <style:text-properties fo:font-family="'Luxi Sans'" style:font-style-name="Regular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3cm" text:min-label-width="0.6cm"/>
            <style:text-properties fo:font-family="'Luxi Sans'" style:font-style-name="Regular" style:font-family-generic="swiss" style:font-pitch="variable" fo:color="#e6e6e6" fo:font-size="9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618cm">
        <style:tab-stops/>
      </style:paragraph-properties>
      <style:text-properties fo:color="#e6e6e6" style:text-outline="false" style:text-line-through-style="none" fo:font-family="'Bitstream Vera Sans'" style:font-family-generic="swiss" style:font-pitch="variable" fo:font-size="22pt" fo:font-style="normal" fo:text-shadow="none" style:text-underline-style="none" fo:font-weight="normal"/>
    </style:style>
    <style:style style:name="cslc_5f_presentation_5f_template1-outline2" style:display-name="cslc_presentation_template1-outline2" style:family="presentation" style:parent-style-name="cslc_5f_presentation_5f_template1-outline1">
      <style:paragraph-properties fo:margin-left="0cm" fo:margin-right="0cm" fo:margin-top="0cm" fo:margin-bottom="0cm" text:enable-numbering="true" fo:text-indent="-0.8cm"/>
      <style:text-properties fo:font-family="'Bitstream Vera Sans'" style:font-family-generic="swiss" style:font-pitch="variable" fo:font-size="22pt"/>
    </style:style>
    <style:style style:name="cslc_5f_presentation_5f_template1-outline3" style:display-name="cslc_presentation_template1-outline3" style:family="presentation" style:parent-style-name="cslc_5f_presentation_5f_template1-outline2">
      <style:paragraph-properties fo:margin-left="0cm" fo:margin-right="0cm" fo:margin-top="0cm" fo:margin-bottom="0cm" fo:text-indent="-0.6cm"/>
      <style:text-properties fo:font-family="'Bitstream Vera Sans'" style:font-family-generic="swiss" style:font-pitch="variable" fo:font-size="20pt"/>
    </style:style>
    <style:style style:name="cslc_5f_presentation_5f_template1-outline4" style:display-name="cslc_presentation_template1-outline4" style:family="presentation" style:parent-style-name="cslc_5f_presentation_5f_template1-outline3">
      <style:paragraph-properties fo:margin-left="0cm" fo:margin-right="0cm" fo:margin-top="0cm" fo:margin-bottom="0cm" fo:text-indent="-0.6cm"/>
      <style:text-properties fo:font-family="'Bitstream Vera Sans'" style:font-family-generic="swiss" style:font-pitch="variable" fo:font-size="20pt"/>
    </style:style>
    <style:style style:name="cslc_5f_presentation_5f_template1-outline5" style:display-name="cslc_presentation_template1-outline5" style:family="presentation" style:parent-style-name="cslc_5f_presentation_5f_template1-outline4">
      <style:paragraph-properties fo:margin-left="0cm" fo:margin-right="0cm" fo:margin-top="0cm" fo:margin-bottom="0cm" fo:text-indent="-0.6cm"/>
      <style:text-properties fo:font-family="'Bitstream Vera Sans'" style:font-family-generic="swiss" style:font-pitch="variable" fo:font-size="20pt"/>
    </style:style>
    <style:style style:name="cslc_5f_presentation_5f_template1-outline6" style:display-name="cslc_presentation_template1-outline6" style:family="presentation" style:parent-style-name="cslc_5f_presentation_5f_template1-outline5">
      <style:paragraph-properties fo:margin-left="0cm" fo:margin-right="0cm" fo:margin-top="0cm" fo:margin-bottom="0cm" fo:text-indent="-0.6cm"/>
      <style:text-properties fo:font-family="'Bitstream Vera Sans'" style:font-family-generic="swiss" style:font-pitch="variable" fo:font-size="20pt"/>
    </style:style>
    <style:style style:name="cslc_5f_presentation_5f_template1-outline7" style:display-name="cslc_presentation_template1-outline7" style:family="presentation" style:parent-style-name="cslc_5f_presentation_5f_template1-outline6">
      <style:paragraph-properties fo:margin-left="0cm" fo:margin-right="0cm" fo:margin-top="0cm" fo:margin-bottom="0cm" fo:text-indent="-0.6cm"/>
      <style:text-properties fo:font-family="'Bitstream Vera Sans'" style:font-family-generic="swiss" style:font-pitch="variable" fo:font-size="20pt"/>
    </style:style>
    <style:style style:name="cslc_5f_presentation_5f_template1-outline8" style:display-name="cslc_presentation_template1-outline8" style:family="presentation" style:parent-style-name="cslc_5f_presentation_5f_template1-outline7">
      <style:paragraph-properties fo:margin-left="0cm" fo:margin-right="0cm" fo:margin-top="0cm" fo:margin-bottom="0cm" fo:text-indent="-0.6cm"/>
      <style:text-properties fo:font-family="'Bitstream Vera Sans'" style:font-family-generic="swiss" style:font-pitch="variable" fo:font-size="20pt"/>
    </style:style>
    <style:style style:name="cslc_5f_presentation_5f_template1-outline9" style:display-name="cslc_presentation_template1-outline9" style:family="presentation" style:parent-style-name="cslc_5f_presentation_5f_template1-outline8">
      <style:paragraph-properties fo:margin-left="0cm" fo:margin-right="0cm" fo:margin-top="0cm" fo:margin-bottom="0cm" fo:text-indent="-0.6cm"/>
      <style:text-properties fo:font-family="'Bitstream Vera Sans'" style:font-family-generic="swiss" style:font-pitch="variable"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666699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cslc_5f_presentation_5f_template1-title">
      <style:graphic-properties draw:fill-color="#ffffff" draw:auto-grow-height="false" fo:min-height="3.507cm"/>
    </style:style>
    <style:style style:name="pr2" style:family="presentation" style:parent-style-name="cslc_5f_presentation_5f_template1-outline1">
      <style:graphic-properties draw:fill-color="#ffffff" draw:auto-grow-height="false" fo:min-height="13.86cm"/>
    </style:style>
    <style:style style:name="pr3" style:family="presentation" style:parent-style-name="cslc_5f_presentation_5f_template1-backgroundobjects">
      <style:graphic-properties svg:stroke-width="0.2cm" svg:stroke-color="#00b8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pr4" style:family="presentation" style:parent-style-name="cslc_5f_presentation_5f_template1-backgroundobjects">
      <style:graphic-properties draw:stroke="none" draw:fill="none" draw:fill-color="#ffffff" draw:auto-grow-height="false" fo:min-height="1.449cm"/>
    </style:style>
    <style:style style:name="pr5" style:family="presentation" style:parent-style-name="cslc_5f_presentation_5f_template1-backgroundobjects">
      <style:graphic-properties svg:stroke-color="#00b8ff" draw:fill="solid" draw:fill-color="#9999cc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3.6cm" fo:margin-right="0cm" text:enable-numbering="true" fo:text-indent="-0.6cm"/>
    </style:style>
    <style:style style:name="P7" style:family="paragraph">
      <style:paragraph-properties fo:margin-left="4.8cm" fo:margin-right="0cm" text:enable-numbering="true" fo:text-indent="-0.6cm"/>
    </style:style>
    <style:style style:name="P8" style:family="paragraph">
      <style:paragraph-properties fo:margin-left="6cm" fo:margin-right="0cm" text:enable-numbering="true" fo:text-indent="-0.6cm"/>
    </style:style>
    <style:style style:name="P9" style:family="paragraph">
      <style:paragraph-properties fo:margin-left="7.2cm" fo:margin-right="0cm" text:enable-numbering="true" fo:text-indent="-0.6cm"/>
    </style:style>
    <style:style style:name="P10" style:family="paragraph">
      <style:paragraph-properties fo:margin-left="8.4cm" fo:margin-right="0cm" text:enable-numbering="true" fo:text-indent="-0.6cm"/>
    </style:style>
    <style:style style:name="P11" style:family="paragraph">
      <style:paragraph-properties fo:margin-left="9.6cm" fo:margin-right="0cm" text:enable-numbering="true" fo:text-indent="-0.6cm"/>
    </style:style>
    <style:style style:name="P12" style:family="paragraph">
      <style:paragraph-properties fo:margin-left="10.8cm" fo:margin-right="0cm" text:enable-numbering="tru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color="#333366"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Bitstream Vera Sans'" style:font-family-generic="swiss" style:font-pitch="variable" fo:font-size="12pt" style:font-size-asian="14pt" style:font-size-complex="14pt"/>
    </style:style>
    <style:style style:name="T3" style:family="text">
      <style:text-properties fo:color="#c0c0c0" fo:font-family="'Bitstream Vera Sans'" style:font-family-generic="swiss" style:font-pitch="variable" fo:font-size="12pt" style:font-size-asian="14pt" style:font-size-complex="14pt"/>
    </style:style>
    <style:style style:name="T4" style:family="text">
      <style:text-properties fo:color="#333366" fo:font-family="Arial" style:font-family-generic="swiss" fo:font-size="24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cslc_5f_presentation_5f_template1" style:display-name="cslc_presentation_template1" style:page-layout-name="PM1" draw:style-name="dp1">
      <draw:frame presentation:style-name="pr1" draw:text-style-name="P3" draw:layer="backgroundobjects" svg:width="23.912cm" svg:height="3.007cm" svg:x="2cm" svg:y="0.7cm" presentation:class="title">
        <draw:text-box>
          <text:p text:style-name="P3">Click to edit the title text format</text:p>
        </draw:text-box>
      </draw:frame>
      <draw:frame presentation:style-name="pr2" draw:text-style-name="P13" draw:layer="backgroundobjects" svg:width="24.369cm" svg:height="15.44cm" svg:x="2.058cm" svg:y="3.728cm" presentation:class="outline">
        <draw:text-box draw:corner-radius="0.001cm"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4" draw:layer="backgroundobjects" svg:x1="1.96cm" svg:y1="1.2cm" svg:x2="26.46cm" svg:y2="1.2cm">
        <text:p text:style-name="P3"/>
      </draw:line>
      <draw:line presentation:style-name="pr3" draw:text-style-name="P14" draw:layer="backgroundobjects" svg:x1="1.96cm" svg:y1="19cm" svg:x2="26.46cm" svg:y2="19cm">
        <text:p text:style-name="P3"/>
      </draw:line>
      <draw:frame presentation:style-name="pr4" draw:text-style-name="P15" draw:layer="backgroundobjects" svg:width="8.875cm" svg:height="0.579cm" svg:x="9.576cm" svg:y="20cm" presentation:class="footer">
        <draw:text-box>
          <text:p text:style-name="P15"><text:span text:style-name="T2"><presentation:footer/></text:span></text:p>
        </draw:text-box>
      </draw:frame>
      <draw:frame presentation:style-name="pr4" draw:text-style-name="P1" draw:layer="backgroundobjects" svg:width="5.423cm" svg:height="0.579cm" svg:x="2.5cm" svg:y="20cm" presentation:class="date-time">
        <draw:text-box>
          <text:p text:style-name="P1"><text:span text:style-name="T2"><presentation:date-time/></text:span></text:p>
        </draw:text-box>
      </draw:frame>
      <draw:frame presentation:style-name="pr4" draw:text-style-name="P2" draw:layer="backgroundobjects" svg:width="2.455cm" svg:height="0.579cm" svg:x="20.076cm" svg:y="20cm" presentation:class="page-number">
        <draw:text-box>
          <text:p text:style-name="P2"><text:span text:style-name="T3"><text:page-number>&lt;number&gt;</text:page-number></text:span></text:p>
        </draw:text-box>
      </draw:frame>
      <draw:line presentation:style-name="pr3" draw:text-style-name="P14" draw:layer="backgroundobjects" svg:x1="1.96cm" svg:y1="3.266cm" svg:x2="26.46cm" svg:y2="3.266cm">
        <text:p text:style-name="P3"/>
      </draw:line>
      <draw:custom-shape presentation:style-name="pr5" draw:text-style-name="P17" draw:layer="backgroundobjects" svg:width="3.638cm" svg:height="1.282cm" svg:x="22.944cm" svg:y="19.348cm">
        <text:p text:style-name="P16"><text:span text:style-name="T4">FPL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cslc_5f_presentation_5f_template1-title" draw:layer="backgroundobjects" svg:width="13.706cm" svg:height="10.28cm" svg:x="3.647cm" svg:y="2.853cm" presentation:class="page"/>
        <draw:frame presentation:style-name="cslc_5f_presentation_5f_template1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Cristian-Gyozo Haba</meta:initial-creator>
    <meta:creation-date>2007-03-27T17:51:14</meta:creation-date>
    <dc:creator>booo buuuu</dc:creator>
    <dc:date>2007-12-21T12:36:49</dc:date>
    <dc:language>en-US</dc:language>
    <meta:editing-cycles>103</meta:editing-cycles>
    <meta:editing-duration>P2DT11H36M49S</meta:editing-duration>
    <meta:user-defined meta:name="Info 1"/>
    <meta:user-defined meta:name="Info 2"/>
    <meta:user-defined meta:name="Info 3"/>
    <meta:user-defined meta:name="Info 4"/>
    <meta:document-statistic meta:object-count="4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5">07/05/2007</text:date>, <text:time>17:1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fo:border="0.0008in solid #000000"/>
      <style:text-properties fo:color="#ffff00"/>
    </style:style>
    <style:style style:name="ce2" style:family="table-cell" style:parent-style-name="Default">
      <style:table-cell-properties fo:background-color="#00b8ff" fo:border="0.0008in solid #000000"/>
      <style:text-properties fo:color="#ffffcc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Unit name</text:p>
          </table:table-cell>
          <table:table-cell table:style-name="ce1" office:value-type="string">
            <text:p>Abreviation</text:p>
          </table:table-cell>
        </table:table-row>
        <table:table-row table:style-name="ro1">
          <table:table-cell office:value-type="string">
            <text:p>Program Counter</text:p>
          </table:table-cell>
          <table:table-cell office:value-type="string">
            <text:p>pc</text:p>
          </table:table-cell>
        </table:table-row>
        <table:table-row table:style-name="ro1">
          <table:table-cell office:value-type="string">
            <text:p>Instruction Memory</text:p>
          </table:table-cell>
          <table:table-cell office:value-type="string">
            <text:p>im</text:p>
          </table:table-cell>
        </table:table-row>
        <table:table-row table:style-name="ro1">
          <table:table-cell office:value-type="string">
            <text:p>Instruction Decoder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Register File</text:p>
          </table:table-cell>
          <table:table-cell office:value-type="string">
            <text:p>rf</text:p>
          </table:table-cell>
        </table:table-row>
        <table:table-row table:style-name="ro1">
          <table:table-cell office:value-type="string">
            <text:p>Arithmetic Logic Unit</text:p>
          </table:table-cell>
          <table:table-cell office:value-type="string">
            <text:p>alu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5">07/05/2007</text:date>, <text:time>17:1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